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2082" officeooo:paragraph-rsid="001f1534"/>
    </style:style>
    <style:style style:name="P2" style:family="paragraph" style:parent-style-name="Standard">
      <style:text-properties officeooo:rsid="00262945" officeooo:paragraph-rsid="00262945"/>
    </style:style>
    <style:style style:name="P3" style:family="paragraph" style:parent-style-name="Standard">
      <style:text-properties officeooo:rsid="00262945" officeooo:paragraph-rsid="002d617d"/>
    </style:style>
    <style:style style:name="P4" style:family="paragraph" style:parent-style-name="Standard">
      <style:text-properties fo:font-style="italic" fo:font-weight="bold" officeooo:rsid="0024f7a6" officeooo:paragraph-rsid="0024f7a6" style:font-style-asian="italic" style:font-weight-asian="bold" style:font-style-complex="italic" style:font-weight-complex="bold"/>
    </style:style>
    <style:style style:name="P5" style:family="paragraph" style:parent-style-name="Standard">
      <style:text-properties fo:font-style="italic" fo:font-weight="bold" officeooo:rsid="0024f7a6" officeooo:paragraph-rsid="00bf2f81" style:font-style-asian="italic" style:font-weight-asian="bold" style:font-style-complex="italic" style:font-weight-complex="bold"/>
    </style:style>
    <style:style style:name="P6" style:family="paragraph" style:parent-style-name="Standard">
      <style:text-properties fo:font-style="italic" fo:font-weight="bold" officeooo:rsid="002f150a" officeooo:paragraph-rsid="002f150a" style:font-style-asian="italic" style:font-weight-asian="bold" style:font-style-complex="italic" style:font-weight-complex="bold"/>
    </style:style>
    <style:style style:name="P7" style:family="paragraph" style:parent-style-name="Standard">
      <style:text-properties fo:font-style="italic" fo:font-weight="bold" officeooo:rsid="0042f2af" officeooo:paragraph-rsid="003ad54f" style:font-style-asian="italic" style:font-weight-asian="bold" style:font-style-complex="italic" style:font-weight-complex="bold"/>
    </style:style>
    <style:style style:name="P8" style:family="paragraph" style:parent-style-name="Standard">
      <style:text-properties fo:font-style="italic" fo:font-weight="bold" officeooo:rsid="0042f2af" officeooo:paragraph-rsid="007eac92" style:font-style-asian="italic" style:font-weight-asian="bold" style:font-style-complex="italic" style:font-weight-complex="bold"/>
    </style:style>
    <style:style style:name="P9" style:family="paragraph" style:parent-style-name="Standard">
      <style:text-properties fo:font-style="italic" fo:font-weight="normal" officeooo:rsid="003433e8" officeooo:paragraph-rsid="003433e8" style:font-style-asian="italic" style:font-weight-asian="normal" style:font-style-complex="italic" style:font-weight-complex="normal"/>
    </style:style>
    <style:style style:name="P10" style:family="paragraph" style:parent-style-name="Standard">
      <style:text-properties fo:font-style="italic" fo:font-weight="normal" officeooo:rsid="00349883" officeooo:paragraph-rsid="00349883" style:font-style-asian="italic" style:font-weight-asian="normal" style:font-style-complex="italic" style:font-weight-complex="normal"/>
    </style:style>
    <style:style style:name="P11" style:family="paragraph" style:parent-style-name="Standard">
      <style:text-properties fo:font-style="italic" officeooo:rsid="005b7094" officeooo:paragraph-rsid="005b7094" style:font-style-asian="italic" style:font-style-complex="italic"/>
    </style:style>
    <style:style style:name="P12" style:family="paragraph" style:parent-style-name="Standard">
      <style:text-properties fo:font-style="italic" officeooo:rsid="005fb912" officeooo:paragraph-rsid="005fb912" style:font-style-asian="italic" style:font-style-complex="italic"/>
    </style:style>
    <style:style style:name="P13" style:family="paragraph" style:parent-style-name="Standard">
      <style:text-properties fo:font-style="italic" officeooo:rsid="006cac6a" officeooo:paragraph-rsid="006cac6a" style:font-style-asian="italic" style:font-style-complex="italic"/>
    </style:style>
    <style:style style:name="P14" style:family="paragraph" style:parent-style-name="Standard">
      <style:text-properties fo:font-style="italic" officeooo:rsid="00b8de58" officeooo:paragraph-rsid="00b8de58" style:font-style-asian="italic" style:font-style-complex="italic"/>
    </style:style>
    <style:style style:name="P15" style:family="paragraph" style:parent-style-name="Standard">
      <style:text-properties fo:font-style="italic" officeooo:rsid="002fd108" officeooo:paragraph-rsid="002fd108" style:font-style-asian="italic" style:font-style-complex="italic"/>
    </style:style>
    <style:style style:name="P16" style:family="paragraph" style:parent-style-name="Standard">
      <style:text-properties fo:font-style="italic" officeooo:rsid="00c0e168" officeooo:paragraph-rsid="00c0e168" style:font-style-asian="italic" style:font-style-complex="italic"/>
    </style:style>
    <style:style style:name="P17" style:family="paragraph" style:parent-style-name="Standard">
      <style:text-properties fo:font-style="italic" officeooo:rsid="005b7094" officeooo:paragraph-rsid="005b7094" fo:background-color="transparent" style:font-style-asian="italic" style:font-style-complex="italic"/>
    </style:style>
    <style:style style:name="P18" style:family="paragraph" style:parent-style-name="Standard">
      <style:text-properties officeooo:rsid="002a78d9" officeooo:paragraph-rsid="002a78d9"/>
    </style:style>
    <style:style style:name="P19" style:family="paragraph" style:parent-style-name="Standard">
      <style:text-properties officeooo:rsid="002fd108" officeooo:paragraph-rsid="002fd108"/>
    </style:style>
    <style:style style:name="P20" style:family="paragraph" style:parent-style-name="Standard">
      <style:text-properties officeooo:rsid="0032416a" officeooo:paragraph-rsid="0032416a"/>
    </style:style>
    <style:style style:name="P21" style:family="paragraph" style:parent-style-name="Standard">
      <style:text-properties fo:font-style="normal" fo:font-weight="normal" officeooo:rsid="0042f2af" officeooo:paragraph-rsid="0042f2af" style:font-style-asian="normal" style:font-weight-asian="normal" style:font-style-complex="normal" style:font-weight-complex="normal"/>
    </style:style>
    <style:style style:name="P22" style:family="paragraph" style:parent-style-name="Standard">
      <style:text-properties fo:font-style="normal" fo:font-weight="normal" officeooo:rsid="00a08f61" officeooo:paragraph-rsid="009ea9f9" style:font-style-asian="normal" style:font-weight-asian="normal" style:font-style-complex="normal" style:font-weight-complex="normal"/>
    </style:style>
    <style:style style:name="P23" style:family="paragraph" style:parent-style-name="Standard">
      <style:text-properties fo:font-style="normal" officeooo:rsid="009ea9f9" officeooo:paragraph-rsid="009ea9f9" style:font-style-asian="normal" style:font-style-complex="normal"/>
    </style:style>
    <style:style style:name="P24" style:family="paragraph" style:parent-style-name="Standard">
      <style:text-properties fo:font-style="normal" officeooo:rsid="009ea9f9" officeooo:paragraph-rsid="00a18c61" style:font-style-asian="normal" style:font-style-complex="normal"/>
    </style:style>
    <style:style style:name="P25" style:family="paragraph" style:parent-style-name="Standard">
      <style:text-properties fo:font-style="normal" officeooo:rsid="00a18c61" officeooo:paragraph-rsid="00a18c61" style:font-style-asian="normal" style:font-style-complex="normal"/>
    </style:style>
    <style:style style:name="P26" style:family="paragraph" style:parent-style-name="Standard">
      <style:text-properties officeooo:rsid="003ad54f" officeooo:paragraph-rsid="003ad54f"/>
    </style:style>
    <style:style style:name="P27" style:family="paragraph" style:parent-style-name="Standard">
      <style:text-properties officeooo:rsid="0035fcf5" officeooo:paragraph-rsid="0035fcf5"/>
    </style:style>
    <style:style style:name="P28" style:family="paragraph" style:parent-style-name="Standard">
      <style:text-properties officeooo:rsid="0035fcf5" officeooo:paragraph-rsid="0075bd2e"/>
    </style:style>
    <style:style style:name="P29" style:family="paragraph" style:parent-style-name="Standard">
      <style:text-properties fo:font-weight="normal" officeooo:rsid="004187a6" officeooo:paragraph-rsid="004187a6" style:font-weight-asian="normal" style:font-weight-complex="normal"/>
    </style:style>
    <style:style style:name="P30" style:family="paragraph" style:parent-style-name="Standard">
      <style:text-properties fo:font-weight="normal" officeooo:rsid="004187a6" officeooo:paragraph-rsid="00422c95" style:font-weight-asian="normal" style:font-weight-complex="normal"/>
    </style:style>
    <style:style style:name="P31" style:family="paragraph" style:parent-style-name="Standard">
      <style:text-properties fo:font-weight="normal" officeooo:rsid="00422c95" officeooo:paragraph-rsid="00422c95" style:font-weight-asian="normal" style:font-weight-complex="normal"/>
    </style:style>
    <style:style style:name="P32" style:family="paragraph" style:parent-style-name="Standard">
      <style:text-properties fo:font-weight="normal" officeooo:rsid="003cd42d" officeooo:paragraph-rsid="00404429" style:font-weight-asian="normal" style:font-weight-complex="normal"/>
    </style:style>
    <style:style style:name="P33" style:family="paragraph" style:parent-style-name="Standard">
      <style:text-properties fo:font-weight="normal" officeooo:rsid="003cd42d" officeooo:paragraph-rsid="003cd42d" style:font-weight-asian="normal" style:font-weight-complex="normal"/>
    </style:style>
    <style:style style:name="P34" style:family="paragraph" style:parent-style-name="Standard">
      <style:text-properties fo:font-weight="normal" officeooo:rsid="00404429" officeooo:paragraph-rsid="00404429" style:font-weight-asian="normal" style:font-weight-complex="normal"/>
    </style:style>
    <style:style style:name="P35" style:family="paragraph" style:parent-style-name="Standard">
      <style:text-properties officeooo:paragraph-rsid="00404429"/>
    </style:style>
    <style:style style:name="P36" style:family="paragraph" style:parent-style-name="Standard">
      <style:text-properties officeooo:rsid="00404429" officeooo:paragraph-rsid="00404429"/>
    </style:style>
    <style:style style:name="P37" style:family="paragraph" style:parent-style-name="Standard">
      <style:text-properties officeooo:rsid="0042f2af" officeooo:paragraph-rsid="003ad54f"/>
    </style:style>
    <style:style style:name="P38" style:family="paragraph" style:parent-style-name="Standard">
      <style:text-properties officeooo:rsid="0047d0ca" officeooo:paragraph-rsid="0047d0ca"/>
    </style:style>
    <style:style style:name="P39" style:family="paragraph" style:parent-style-name="Standard">
      <style:text-properties officeooo:rsid="0047d0ca" officeooo:paragraph-rsid="00c95aa6"/>
    </style:style>
    <style:style style:name="P40" style:family="paragraph" style:parent-style-name="Standard">
      <style:text-properties officeooo:rsid="004a8b12" officeooo:paragraph-rsid="004a8b12"/>
    </style:style>
    <style:style style:name="P41" style:family="paragraph" style:parent-style-name="Standard">
      <style:text-properties officeooo:paragraph-rsid="004e3a0e"/>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weight="bold" officeooo:rsid="003a6914" officeooo:paragraph-rsid="003ad54f" style:font-weight-asian="bold" style:font-weight-complex="bold"/>
    </style:style>
    <style:style style:name="P44" style:family="paragraph" style:parent-style-name="Standard">
      <style:text-properties fo:font-weight="bold" officeooo:rsid="003cd42d" officeooo:paragraph-rsid="003cd42d" style:font-weight-asian="bold" style:font-weight-complex="bold"/>
    </style:style>
    <style:style style:name="P45" style:family="paragraph" style:parent-style-name="Standard">
      <style:text-properties officeooo:paragraph-rsid="0057644a"/>
    </style:style>
    <style:style style:name="P46" style:family="paragraph" style:parent-style-name="Standard">
      <style:text-properties officeooo:rsid="005990dc" officeooo:paragraph-rsid="005990dc"/>
    </style:style>
    <style:style style:name="P47" style:family="paragraph" style:parent-style-name="Standard">
      <style:text-properties officeooo:paragraph-rsid="005990dc"/>
    </style:style>
    <style:style style:name="P48" style:family="paragraph" style:parent-style-name="Standard">
      <style:text-properties officeooo:rsid="005d07e9" officeooo:paragraph-rsid="005d07e9"/>
    </style:style>
    <style:style style:name="P49" style:family="paragraph" style:parent-style-name="Standard">
      <style:text-properties officeooo:rsid="005d07e9" officeooo:paragraph-rsid="0068805c"/>
    </style:style>
    <style:style style:name="P50" style:family="paragraph" style:parent-style-name="Standard">
      <style:text-properties officeooo:paragraph-rsid="00626232"/>
    </style:style>
    <style:style style:name="P51" style:family="paragraph" style:parent-style-name="Standard">
      <style:text-properties officeooo:rsid="0063fefd" officeooo:paragraph-rsid="0063fefd"/>
    </style:style>
    <style:style style:name="P52" style:family="paragraph" style:parent-style-name="Standard">
      <style:text-properties officeooo:rsid="0065f4f3" officeooo:paragraph-rsid="0065f4f3"/>
    </style:style>
    <style:style style:name="P53" style:family="paragraph" style:parent-style-name="Standard">
      <style:text-properties officeooo:rsid="0065f4f3" officeooo:paragraph-rsid="0070e5cf"/>
    </style:style>
    <style:style style:name="P54" style:family="paragraph" style:parent-style-name="Standard">
      <style:text-properties officeooo:rsid="0066890c" officeooo:paragraph-rsid="0068805c"/>
    </style:style>
    <style:style style:name="P55" style:family="paragraph" style:parent-style-name="Standard">
      <style:text-properties officeooo:rsid="0072a32c" officeooo:paragraph-rsid="0072a32c"/>
    </style:style>
    <style:style style:name="P56" style:family="paragraph" style:parent-style-name="Standard">
      <style:text-properties officeooo:rsid="007929e0" officeooo:paragraph-rsid="007929e0"/>
    </style:style>
    <style:style style:name="P57" style:family="paragraph" style:parent-style-name="Standard">
      <style:text-properties officeooo:rsid="007a05a9" officeooo:paragraph-rsid="007b9c96"/>
    </style:style>
    <style:style style:name="P58" style:family="paragraph" style:parent-style-name="Standard">
      <style:text-properties officeooo:rsid="007b9c96" officeooo:paragraph-rsid="007b9c96"/>
    </style:style>
    <style:style style:name="P59" style:family="paragraph" style:parent-style-name="Standard">
      <style:text-properties officeooo:paragraph-rsid="007b9c96"/>
    </style:style>
    <style:style style:name="P60" style:family="paragraph" style:parent-style-name="Standard">
      <style:text-properties officeooo:rsid="007eab2e" officeooo:paragraph-rsid="007eac92"/>
    </style:style>
    <style:style style:name="P61" style:family="paragraph" style:parent-style-name="Standard">
      <style:text-properties officeooo:rsid="007ff34f" officeooo:paragraph-rsid="00838208"/>
    </style:style>
    <style:style style:name="P62" style:family="paragraph" style:parent-style-name="Standard">
      <style:text-properties officeooo:rsid="007ff34f" officeooo:paragraph-rsid="00860746"/>
    </style:style>
    <style:style style:name="P63" style:family="paragraph" style:parent-style-name="Standard">
      <style:text-properties officeooo:rsid="008191d9" officeooo:paragraph-rsid="008191d9"/>
    </style:style>
    <style:style style:name="P64" style:family="paragraph" style:parent-style-name="Standard">
      <style:text-properties officeooo:rsid="0048abe7" officeooo:paragraph-rsid="00837959"/>
    </style:style>
    <style:style style:name="P65" style:family="paragraph" style:parent-style-name="Standard">
      <style:text-properties officeooo:rsid="00838208" officeooo:paragraph-rsid="00838208"/>
    </style:style>
    <style:style style:name="P66" style:family="paragraph" style:parent-style-name="Standard">
      <style:text-properties officeooo:rsid="0084cc4c" officeooo:paragraph-rsid="0084cc4c"/>
    </style:style>
    <style:style style:name="P67" style:family="paragraph" style:parent-style-name="Standard">
      <style:text-properties officeooo:rsid="0076c2a3" officeooo:paragraph-rsid="0076c2a3"/>
    </style:style>
    <style:style style:name="P68" style:family="paragraph" style:parent-style-name="Standard">
      <style:text-properties officeooo:paragraph-rsid="0086098b"/>
    </style:style>
    <style:style style:name="P69" style:family="paragraph" style:parent-style-name="Standard">
      <style:text-properties officeooo:rsid="008bf78d" officeooo:paragraph-rsid="008bf78d"/>
    </style:style>
    <style:style style:name="P70" style:family="paragraph" style:parent-style-name="Standard">
      <style:text-properties officeooo:rsid="00696377" officeooo:paragraph-rsid="00909a92"/>
    </style:style>
    <style:style style:name="P71" style:family="paragraph" style:parent-style-name="Standard">
      <style:text-properties officeooo:rsid="00950b64" officeooo:paragraph-rsid="00950b64"/>
    </style:style>
    <style:style style:name="P72" style:family="paragraph" style:parent-style-name="Standard">
      <style:text-properties officeooo:rsid="0086098b" officeooo:paragraph-rsid="0076c2a3"/>
    </style:style>
    <style:style style:name="P73" style:family="paragraph" style:parent-style-name="Standard">
      <style:text-properties officeooo:rsid="00860746" officeooo:paragraph-rsid="00860746" fo:background-color="transparent"/>
    </style:style>
    <style:style style:name="P74" style:family="paragraph" style:parent-style-name="Standard">
      <style:text-properties officeooo:rsid="0098335a" officeooo:paragraph-rsid="0098335a" fo:background-color="transparent"/>
    </style:style>
    <style:style style:name="P75" style:family="paragraph" style:parent-style-name="Standard">
      <style:text-properties officeooo:rsid="004c4e33" officeooo:paragraph-rsid="004c4e33" fo:background-color="transparent"/>
    </style:style>
    <style:style style:name="P76" style:family="paragraph" style:parent-style-name="Standard">
      <style:text-properties officeooo:rsid="0042f2af" officeooo:paragraph-rsid="003ad54f" fo:background-color="transparent"/>
    </style:style>
    <style:style style:name="P77" style:family="paragraph" style:parent-style-name="Standard">
      <style:text-properties officeooo:rsid="00551d3c" officeooo:paragraph-rsid="00551d3c" fo:background-color="transparent"/>
    </style:style>
    <style:style style:name="P78" style:family="paragraph" style:parent-style-name="Standard">
      <style:text-properties officeooo:rsid="00bf2f81" officeooo:paragraph-rsid="00c24c94" fo:background-color="transparent"/>
    </style:style>
    <style:style style:name="P79" style:family="paragraph" style:parent-style-name="Standard">
      <style:text-properties officeooo:rsid="0018e776" officeooo:paragraph-rsid="00c0de99" fo:background-color="transparent"/>
    </style:style>
    <style:style style:name="P80" style:family="paragraph" style:parent-style-name="Standard">
      <style:text-properties officeooo:rsid="009b09ae" officeooo:paragraph-rsid="009b09ae"/>
    </style:style>
    <style:style style:name="P81" style:family="paragraph" style:parent-style-name="Standard">
      <style:text-properties officeooo:rsid="009ea9f9" officeooo:paragraph-rsid="00a08f61"/>
    </style:style>
    <style:style style:name="P82" style:family="paragraph" style:parent-style-name="Standard">
      <style:text-properties officeooo:rsid="00a3e267" officeooo:paragraph-rsid="00a3e267"/>
    </style:style>
    <style:style style:name="P83" style:family="paragraph" style:parent-style-name="Standard">
      <style:text-properties officeooo:rsid="00a3f0ab" officeooo:paragraph-rsid="00a3f0ab"/>
    </style:style>
    <style:style style:name="P84" style:family="paragraph" style:parent-style-name="Standard">
      <style:text-properties officeooo:rsid="00a47240" officeooo:paragraph-rsid="00a47240"/>
    </style:style>
    <style:style style:name="P85" style:family="paragraph" style:parent-style-name="Standard">
      <style:text-properties officeooo:rsid="00a711b9" officeooo:paragraph-rsid="00a711b9"/>
    </style:style>
    <style:style style:name="P86" style:family="paragraph" style:parent-style-name="Standard">
      <style:text-properties officeooo:rsid="00a8abc6" officeooo:paragraph-rsid="00a8abc6"/>
    </style:style>
    <style:style style:name="P87" style:family="paragraph" style:parent-style-name="Standard">
      <style:text-properties officeooo:rsid="008ddf33" officeooo:paragraph-rsid="00aaaea9"/>
    </style:style>
    <style:style style:name="P88" style:family="paragraph" style:parent-style-name="Standard">
      <style:text-properties officeooo:rsid="00288ca6" officeooo:paragraph-rsid="00aea336"/>
    </style:style>
    <style:style style:name="P89" style:family="paragraph" style:parent-style-name="Standard">
      <style:text-properties officeooo:rsid="00bf2f81" officeooo:paragraph-rsid="00bfd9f9"/>
    </style:style>
    <style:style style:name="P90" style:family="paragraph" style:parent-style-name="Standard">
      <style:text-properties officeooo:paragraph-rsid="00bf2f81"/>
    </style:style>
    <style:style style:name="P91" style:family="paragraph" style:parent-style-name="Standard">
      <style:text-properties officeooo:rsid="00013605" officeooo:paragraph-rsid="00bf2f81"/>
    </style:style>
    <style:style style:name="P92" style:family="paragraph" style:parent-style-name="Standard">
      <style:text-properties officeooo:rsid="00bfef69" officeooo:paragraph-rsid="00bfef69"/>
    </style:style>
    <style:style style:name="P93" style:family="paragraph" style:parent-style-name="Standard">
      <style:text-properties officeooo:rsid="00bfef69" officeooo:paragraph-rsid="00c0de99"/>
    </style:style>
    <style:style style:name="P94" style:family="paragraph" style:parent-style-name="Standard">
      <style:text-properties officeooo:rsid="00169449" officeooo:paragraph-rsid="00c0de99"/>
    </style:style>
    <style:style style:name="P95" style:family="paragraph" style:parent-style-name="Standard">
      <style:text-properties officeooo:rsid="00182f48" officeooo:paragraph-rsid="00c0de99"/>
    </style:style>
    <style:style style:name="P96" style:family="paragraph" style:parent-style-name="Standard">
      <style:text-properties officeooo:rsid="002210be" officeooo:paragraph-rsid="00c0de99"/>
    </style:style>
    <style:style style:name="P97" style:family="paragraph" style:parent-style-name="Standard">
      <style:text-properties officeooo:rsid="0018e776" officeooo:paragraph-rsid="00c0de99"/>
    </style:style>
    <style:style style:name="P98" style:family="paragraph" style:parent-style-name="Standard">
      <style:text-properties officeooo:paragraph-rsid="00c0de99"/>
    </style:style>
    <style:style style:name="P99" style:family="paragraph" style:parent-style-name="Standard">
      <style:text-properties officeooo:rsid="0024f7a6" officeooo:paragraph-rsid="00b634b9"/>
    </style:style>
    <style:style style:name="P100" style:family="paragraph" style:parent-style-name="Standard">
      <style:text-properties officeooo:rsid="00b8de58" officeooo:paragraph-rsid="00c69cdd"/>
    </style:style>
    <style:style style:name="P101" style:family="paragraph" style:parent-style-name="Standard">
      <style:text-properties officeooo:rsid="0019eabe" officeooo:paragraph-rsid="0010c0ab"/>
    </style:style>
    <style:style style:name="P102" style:family="paragraph" style:parent-style-name="Standard">
      <style:text-properties officeooo:rsid="0019eabe" officeooo:paragraph-rsid="00c95aa6"/>
    </style:style>
    <style:style style:name="P103" style:family="paragraph" style:parent-style-name="Standard">
      <style:text-properties officeooo:rsid="00c95aa6" officeooo:paragraph-rsid="00c95aa6"/>
    </style:style>
    <style:style style:name="P104" style:family="paragraph" style:parent-style-name="Standard">
      <style:paragraph-properties fo:margin-left="0.4925in" fo:margin-right="0in" fo:text-indent="0in" style:auto-text-indent="false"/>
      <style:text-properties officeooo:paragraph-rsid="004e3a0e"/>
    </style:style>
    <style:style style:name="P105" style:family="paragraph" style:parent-style-name="Standard">
      <style:paragraph-properties fo:margin-left="0.4925in" fo:margin-right="0in" fo:text-indent="0in" style:auto-text-indent="false"/>
      <style:text-properties officeooo:rsid="00838208" officeooo:paragraph-rsid="00838208"/>
    </style:style>
    <style:style style:name="P106" style:family="paragraph" style:parent-style-name="Standard">
      <style:paragraph-properties fo:margin-left="0.4925in" fo:margin-right="0in" fo:text-indent="0in" style:auto-text-indent="false"/>
      <style:text-properties officeooo:rsid="0084cc4c" officeooo:paragraph-rsid="0084cc4c"/>
    </style:style>
    <style:style style:name="P107" style:family="paragraph" style:parent-style-name="Standard">
      <style:paragraph-properties fo:margin-left="0.4925in" fo:margin-right="0in" fo:text-indent="0in" style:auto-text-indent="false"/>
      <style:text-properties officeooo:rsid="004c4e33" officeooo:paragraph-rsid="004c4e33" fo:background-color="transparent"/>
    </style:style>
    <style:style style:name="P108" style:family="paragraph" style:parent-style-name="Standard">
      <style:paragraph-properties fo:margin-left="0.4925in" fo:margin-right="0in" fo:text-indent="0in" style:auto-text-indent="false"/>
      <style:text-properties officeooo:rsid="0032416a" officeooo:paragraph-rsid="0032416a"/>
    </style:style>
    <style:style style:name="P109" style:family="paragraph" style:parent-style-name="Standard">
      <style:paragraph-properties fo:margin-left="0.4925in" fo:margin-right="0in" fo:text-indent="0in" style:auto-text-indent="false"/>
      <style:text-properties officeooo:rsid="0032416a" officeooo:paragraph-rsid="00c87cb2"/>
    </style:style>
    <style:style style:name="P110" style:family="paragraph" style:parent-style-name="Standard">
      <style:paragraph-properties fo:margin-left="0.4925in" fo:margin-right="0in" fo:text-indent="0in" style:auto-text-indent="false"/>
      <style:text-properties officeooo:rsid="00b8de58" officeooo:paragraph-rsid="00b8de58"/>
    </style:style>
    <style:style style:name="P111" style:family="paragraph" style:parent-style-name="Standard">
      <style:paragraph-properties fo:margin-left="0.4925in" fo:margin-right="0in" fo:text-indent="0in" style:auto-text-indent="false"/>
      <style:text-properties officeooo:rsid="0011c2ff" officeooo:paragraph-rsid="00bfd9f9"/>
    </style:style>
    <style:style style:name="P112" style:family="paragraph" style:parent-style-name="Standard">
      <style:paragraph-properties fo:margin-left="0.4925in" fo:margin-right="0in" fo:text-indent="0in" style:auto-text-indent="false"/>
      <style:text-properties officeooo:rsid="00bfd9f9" officeooo:paragraph-rsid="00bfd9f9"/>
    </style:style>
    <style:style style:name="P113" style:family="paragraph" style:parent-style-name="Standard">
      <style:paragraph-properties fo:margin-left="0.4925in" fo:margin-right="0in" fo:text-indent="0in" style:auto-text-indent="false"/>
      <style:text-properties officeooo:rsid="002fd108" officeooo:paragraph-rsid="002fd108"/>
    </style:style>
    <style:style style:name="P114" style:family="paragraph" style:parent-style-name="Standard">
      <style:paragraph-properties fo:margin-left="0.4925in" fo:margin-right="0in" fo:text-indent="0in" style:auto-text-indent="false"/>
      <style:text-properties officeooo:rsid="002fd108" officeooo:paragraph-rsid="00c87cb2"/>
    </style:style>
    <style:style style:name="P115" style:family="paragraph" style:parent-style-name="Standard">
      <style:paragraph-properties fo:margin-left="0.4925in" fo:margin-right="0in" fo:text-indent="0in" style:auto-text-indent="false"/>
      <style:text-properties fo:font-style="italic" fo:font-weight="normal" officeooo:rsid="003a7e2e" officeooo:paragraph-rsid="00c69cdd" style:font-style-asian="italic" style:font-weight-asian="normal" style:font-style-complex="italic" style:font-weight-complex="normal"/>
    </style:style>
    <style:style style:name="P116" style:family="paragraph" style:parent-style-name="Standard">
      <style:paragraph-properties fo:margin-left="0.4925in" fo:margin-right="0in" fo:text-indent="0in" style:auto-text-indent="false"/>
      <style:text-properties fo:font-weight="bold" officeooo:rsid="002c49b7" officeooo:paragraph-rsid="00c87cb2" style:font-weight-asian="bold" style:font-weight-complex="bold"/>
    </style:style>
    <style:style style:name="P117" style:family="paragraph" style:parent-style-name="Standard">
      <style:paragraph-properties fo:margin-left="0.4925in" fo:margin-right="0in" fo:text-indent="0in" style:auto-text-indent="false"/>
      <style:text-properties fo:font-weight="bold" officeooo:rsid="00293d4b" officeooo:paragraph-rsid="00c87cb2" style:font-weight-asian="bold" style:font-weight-complex="bold"/>
    </style:style>
    <style:style style:name="P118" style:family="paragraph" style:parent-style-name="Standard">
      <style:paragraph-properties fo:margin-left="0.4925in" fo:margin-right="0in" fo:text-indent="0in" style:auto-text-indent="false"/>
      <style:text-properties fo:font-weight="normal" officeooo:rsid="00293d4b" officeooo:paragraph-rsid="00c69cdd" style:font-weight-asian="normal" style:font-weight-complex="normal"/>
    </style:style>
    <style:style style:name="P119" style:family="paragraph" style:parent-style-name="Standard">
      <style:paragraph-properties fo:margin-left="0.4925in" fo:margin-right="0in" fo:text-indent="0in" style:auto-text-indent="false"/>
      <style:text-properties fo:font-weight="normal" officeooo:rsid="00293d4b" officeooo:paragraph-rsid="00c87cb2" style:font-weight-asian="normal" style:font-weight-complex="normal"/>
    </style:style>
    <style:style style:name="P120" style:family="paragraph" style:parent-style-name="Standard" style:list-style-name="L1">
      <style:text-properties officeooo:rsid="0019eabe" officeooo:paragraph-rsid="0010c0ab"/>
    </style:style>
    <style:style style:name="P121" style:family="paragraph" style:parent-style-name="Standard" style:list-style-name="L1">
      <style:text-properties officeooo:rsid="003a6914" officeooo:paragraph-rsid="003a6914"/>
    </style:style>
    <style:style style:name="P122" style:family="paragraph" style:parent-style-name="Standard" style:list-style-name="L1">
      <style:text-properties officeooo:rsid="003ad54f" officeooo:paragraph-rsid="003ad54f"/>
    </style:style>
    <style:style style:name="P123" style:family="paragraph" style:parent-style-name="Standard" style:list-style-name="L2">
      <style:text-properties officeooo:paragraph-rsid="001f1534"/>
    </style:style>
    <style:style style:name="P124" style:family="paragraph" style:parent-style-name="Standard" style:list-style-name="L2">
      <style:text-properties officeooo:rsid="001a2082" officeooo:paragraph-rsid="00b44f03"/>
    </style:style>
    <style:style style:name="P125" style:family="paragraph" style:parent-style-name="Standard" style:list-style-name="L2">
      <style:text-properties officeooo:rsid="001a2082" officeooo:paragraph-rsid="001f1534"/>
    </style:style>
    <style:style style:name="P126" style:family="paragraph" style:parent-style-name="Standard" style:list-style-name="L3">
      <style:text-properties officeooo:rsid="00210e79" officeooo:paragraph-rsid="00c0de99"/>
    </style:style>
    <style:style style:name="P127" style:family="paragraph" style:parent-style-name="Standard" style:list-style-name="L4">
      <style:text-properties fo:font-weight="normal" officeooo:rsid="0042f2af" officeooo:paragraph-rsid="004517f5" style:font-weight-asian="normal" style:font-weight-complex="normal"/>
    </style:style>
    <style:style style:name="P128" style:family="paragraph" style:parent-style-name="Standard" style:list-style-name="L4">
      <style:text-properties fo:font-weight="normal" officeooo:rsid="0042f2af" officeooo:paragraph-rsid="0042f2af" style:font-weight-asian="normal" style:font-weight-complex="normal"/>
    </style:style>
    <style:style style:name="P129" style:family="paragraph" style:parent-style-name="Standard" style:list-style-name="L4">
      <style:text-properties fo:font-weight="normal" officeooo:rsid="0042f2af" officeooo:paragraph-rsid="004351cd" style:font-weight-asian="normal" style:font-weight-complex="normal"/>
    </style:style>
    <style:style style:name="P130" style:family="paragraph" style:parent-style-name="Standard" style:list-style-name="L4">
      <style:text-properties fo:font-weight="normal" officeooo:rsid="007d7927" officeooo:paragraph-rsid="007d7927" style:font-weight-asian="normal" style:font-weight-complex="normal"/>
    </style:style>
    <style:style style:name="P131" style:family="paragraph" style:parent-style-name="Standard" style:list-style-name="L4">
      <style:text-properties fo:font-weight="normal" officeooo:rsid="0019eabe" officeooo:paragraph-rsid="004351cd" style:font-weight-asian="normal" style:font-weight-complex="normal"/>
    </style:style>
    <style:style style:name="T1" style:family="text">
      <style:text-properties officeooo:rsid="001a2082"/>
    </style:style>
    <style:style style:name="T2" style:family="text">
      <style:text-properties officeooo:rsid="001d1088"/>
    </style:style>
    <style:style style:name="T3" style:family="text">
      <style:text-properties officeooo:rsid="001e6701"/>
    </style:style>
    <style:style style:name="T4" style:family="text">
      <style:text-properties officeooo:rsid="00245c81"/>
    </style:style>
    <style:style style:name="T5" style:family="text">
      <style:text-properties officeooo:rsid="00268d26"/>
    </style:style>
    <style:style style:name="T6" style:family="text">
      <style:text-properties officeooo:rsid="002d617d"/>
    </style:style>
    <style:style style:name="T7" style:family="text">
      <style:text-properties officeooo:rsid="002f150a"/>
    </style:style>
    <style:style style:name="T8" style:family="text">
      <style:text-properties officeooo:rsid="0030c44b"/>
    </style:style>
    <style:style style:name="T9" style:family="text">
      <style:text-properties officeooo:rsid="00330c6c"/>
    </style:style>
    <style:style style:name="T10" style:family="text">
      <style:text-properties officeooo:rsid="003446fd"/>
    </style:style>
    <style:style style:name="T11" style:family="text">
      <style:text-properties officeooo:rsid="0036926b"/>
    </style:style>
    <style:style style:name="T12" style:family="text">
      <style:text-properties officeooo:rsid="003a6914"/>
    </style:style>
    <style:style style:name="T13" style:family="text">
      <style:text-properties fo:font-weight="normal" style:font-weight-asian="normal" style:font-weight-complex="normal"/>
    </style:style>
    <style:style style:name="T14" style:family="text">
      <style:text-properties fo:font-weight="normal" officeooo:rsid="003bfce0" style:font-weight-asian="normal" style:font-weight-complex="normal"/>
    </style:style>
    <style:style style:name="T15" style:family="text">
      <style:text-properties fo:font-weight="normal" officeooo:rsid="003cd42d" style:font-weight-asian="normal" style:font-weight-complex="normal"/>
    </style:style>
    <style:style style:name="T16" style:family="text">
      <style:text-properties fo:font-weight="normal" officeooo:rsid="003e99bd" style:font-weight-asian="normal" style:font-weight-complex="normal"/>
    </style:style>
    <style:style style:name="T17" style:family="text">
      <style:text-properties fo:font-weight="normal" officeooo:rsid="00404429" style:font-weight-asian="normal" style:font-weight-complex="normal"/>
    </style:style>
    <style:style style:name="T18" style:family="text">
      <style:text-properties fo:font-weight="normal" officeooo:rsid="00467034" style:font-weight-asian="normal" style:font-weight-complex="normal"/>
    </style:style>
    <style:style style:name="T19" style:family="text">
      <style:text-properties fo:font-weight="normal" officeooo:rsid="00a08f61" style:font-weight-asian="normal" style:font-weight-complex="normal"/>
    </style:style>
    <style:style style:name="T20" style:family="text">
      <style:text-properties fo:font-weight="normal" officeooo:rsid="00a18c61" style:font-weight-asian="normal" style:font-weight-complex="normal"/>
    </style:style>
    <style:style style:name="T21" style:family="text">
      <style:text-properties fo:font-weight="normal" officeooo:rsid="00293d4b" style:font-weight-asian="normal" style:font-weight-complex="normal"/>
    </style:style>
    <style:style style:name="T22" style:family="text">
      <style:text-properties fo:font-weight="normal" officeooo:rsid="002ddc31" style:font-weight-asian="normal" style:font-weight-complex="normal"/>
    </style:style>
    <style:style style:name="T23" style:family="text">
      <style:text-properties fo:font-weight="normal" officeooo:rsid="002c49b7" style:font-weight-asian="normal" style:font-weight-complex="normal"/>
    </style:style>
    <style:style style:name="T24" style:family="text">
      <style:text-properties officeooo:rsid="0042f2af"/>
    </style:style>
    <style:style style:name="T25" style:family="text">
      <style:text-properties officeooo:rsid="004351cd"/>
    </style:style>
    <style:style style:name="T26" style:family="text">
      <style:text-properties officeooo:rsid="004517f5"/>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73d2c3" style:font-style-asian="italic" style:font-weight-asian="bold" style:font-style-complex="italic" style:font-weight-complex="bold"/>
    </style:style>
    <style:style style:name="T29" style:family="text">
      <style:text-properties fo:font-style="italic" fo:font-weight="bold" officeooo:rsid="00b634b9"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5990dc" style:font-style-asian="italic" style:font-style-complex="italic"/>
    </style:style>
    <style:style style:name="T32" style:family="text">
      <style:text-properties fo:font-style="italic" officeooo:rsid="006cac6a" style:font-style-asian="italic" style:font-style-complex="italic"/>
    </style:style>
    <style:style style:name="T33" style:family="text">
      <style:text-properties fo:font-style="italic" officeooo:rsid="0099d135" style:font-style-asian="italic" style:font-style-complex="italic"/>
    </style:style>
    <style:style style:name="T34" style:family="text">
      <style:text-properties fo:font-style="italic" officeooo:rsid="002fd108" style:font-style-asian="italic" style:font-style-complex="italic"/>
    </style:style>
    <style:style style:name="T35" style:family="text">
      <style:text-properties fo:font-style="italic" officeooo:rsid="00c87cb2" style:font-style-asian="italic" style:font-style-complex="italic"/>
    </style:style>
    <style:style style:name="T36" style:family="text">
      <style:text-properties fo:font-style="italic" fo:font-weight="normal" officeooo:rsid="00a08f61" style:font-style-asian="italic" style:font-weight-asian="normal" style:font-style-complex="italic" style:font-weight-complex="normal"/>
    </style:style>
    <style:style style:name="T37" style:family="text">
      <style:text-properties fo:font-style="italic" fo:font-weight="normal" officeooo:rsid="00c87cb2" style:font-style-asian="italic" style:font-weight-asian="normal" style:font-style-complex="italic" style:font-weight-complex="normal"/>
    </style:style>
    <style:style style:name="T38" style:family="text">
      <style:text-properties officeooo:rsid="0047d0ca"/>
    </style:style>
    <style:style style:name="T39" style:family="text">
      <style:text-properties officeooo:rsid="0048abe7"/>
    </style:style>
    <style:style style:name="T40" style:family="text">
      <style:text-properties officeooo:rsid="00496bf6"/>
    </style:style>
    <style:style style:name="T41" style:family="text">
      <style:text-properties officeooo:rsid="004e3a0e"/>
    </style:style>
    <style:style style:name="T42" style:family="text">
      <style:text-properties officeooo:rsid="00564e6b"/>
    </style:style>
    <style:style style:name="T43" style:family="text">
      <style:text-properties officeooo:rsid="0057644a"/>
    </style:style>
    <style:style style:name="T44" style:family="text">
      <style:text-properties officeooo:rsid="005990dc"/>
    </style:style>
    <style:style style:name="T45" style:family="text">
      <style:text-properties officeooo:rsid="00616000"/>
    </style:style>
    <style:style style:name="T46" style:family="text">
      <style:text-properties officeooo:rsid="00626232"/>
    </style:style>
    <style:style style:name="T47" style:family="text">
      <style:text-properties officeooo:rsid="004a8b12"/>
    </style:style>
    <style:style style:name="T48" style:family="text">
      <style:text-properties officeooo:rsid="0068805c"/>
    </style:style>
    <style:style style:name="T49" style:family="text">
      <style:text-properties officeooo:rsid="00696377"/>
    </style:style>
    <style:style style:name="T50" style:family="text">
      <style:text-properties officeooo:rsid="006cac6a"/>
    </style:style>
    <style:style style:name="T51" style:family="text">
      <style:text-properties fo:font-style="normal" style:font-style-asian="normal" style:font-style-complex="normal"/>
    </style:style>
    <style:style style:name="T52" style:family="text">
      <style:text-properties fo:font-style="normal" officeooo:rsid="00696377" style:font-style-asian="normal" style:font-style-complex="normal"/>
    </style:style>
    <style:style style:name="T53" style:family="text">
      <style:text-properties fo:font-style="normal" officeooo:rsid="006cac6a" style:font-style-asian="normal" style:font-style-complex="normal"/>
    </style:style>
    <style:style style:name="T54" style:family="text">
      <style:text-properties fo:font-style="normal" officeooo:rsid="009d1b8d" style:font-style-asian="normal" style:font-style-complex="normal"/>
    </style:style>
    <style:style style:name="T55" style:family="text">
      <style:text-properties fo:font-style="normal" officeooo:rsid="00a08f61" style:font-style-asian="normal" style:font-style-complex="normal"/>
    </style:style>
    <style:style style:name="T56" style:family="text">
      <style:text-properties fo:font-style="normal" officeooo:rsid="00a374d3" style:font-style-asian="normal" style:font-style-complex="normal"/>
    </style:style>
    <style:style style:name="T57" style:family="text">
      <style:text-properties fo:font-style="normal" officeooo:rsid="002fd108" style:font-style-asian="normal" style:font-style-complex="normal"/>
    </style:style>
    <style:style style:name="T58" style:family="text">
      <style:text-properties fo:font-style="normal" officeooo:rsid="00c24c94" style:font-style-asian="normal" style:font-style-complex="normal"/>
    </style:style>
    <style:style style:name="T59" style:family="text">
      <style:text-properties officeooo:rsid="00767343"/>
    </style:style>
    <style:style style:name="T60" style:family="text">
      <style:text-properties officeooo:rsid="0076c2a3"/>
    </style:style>
    <style:style style:name="T61" style:family="text">
      <style:text-properties officeooo:rsid="0079d746"/>
    </style:style>
    <style:style style:name="T62" style:family="text">
      <style:text-properties officeooo:rsid="007b5983"/>
    </style:style>
    <style:style style:name="T63" style:family="text">
      <style:text-properties officeooo:rsid="007b9c96"/>
    </style:style>
    <style:style style:name="T64" style:family="text">
      <style:text-properties officeooo:rsid="007d7927"/>
    </style:style>
    <style:style style:name="T65" style:family="text">
      <style:text-properties officeooo:rsid="007eac92"/>
    </style:style>
    <style:style style:name="T66" style:family="text">
      <style:text-properties officeooo:rsid="007ff34f"/>
    </style:style>
    <style:style style:name="T67" style:family="text">
      <style:text-properties officeooo:rsid="00838208"/>
    </style:style>
    <style:style style:name="T68" style:family="text">
      <style:text-properties officeooo:rsid="00860746"/>
    </style:style>
    <style:style style:name="T69" style:family="text">
      <style:text-properties officeooo:rsid="0086098b"/>
    </style:style>
    <style:style style:name="T70" style:family="text">
      <style:text-properties officeooo:rsid="008c931c"/>
    </style:style>
    <style:style style:name="T71" style:family="text">
      <style:text-properties officeooo:rsid="008e63e1"/>
    </style:style>
    <style:style style:name="T72" style:family="text">
      <style:text-properties officeooo:rsid="008f2b08"/>
    </style:style>
    <style:style style:name="T73" style:family="text">
      <style:text-properties officeooo:rsid="00909a92"/>
    </style:style>
    <style:style style:name="T74" style:family="text">
      <style:text-properties officeooo:rsid="009548ed"/>
    </style:style>
    <style:style style:name="T75" style:family="text">
      <style:text-properties officeooo:rsid="00975f96"/>
    </style:style>
    <style:style style:name="T76" style:family="text">
      <style:text-properties fo:background-color="transparent" loext:char-shading-value="0"/>
    </style:style>
    <style:style style:name="T77" style:family="text">
      <style:text-properties officeooo:rsid="006cac6a" fo:background-color="transparent" loext:char-shading-value="0"/>
    </style:style>
    <style:style style:name="T78" style:family="text">
      <style:text-properties officeooo:rsid="00ac727c" fo:background-color="transparent" loext:char-shading-value="0"/>
    </style:style>
    <style:style style:name="T79" style:family="text">
      <style:text-properties officeooo:rsid="0022adad" fo:background-color="transparent" loext:char-shading-value="0"/>
    </style:style>
    <style:style style:name="T80" style:family="text">
      <style:text-properties officeooo:rsid="002b4b7a" fo:background-color="transparent" loext:char-shading-value="0"/>
    </style:style>
    <style:style style:name="T81" style:family="text">
      <style:text-properties officeooo:rsid="0099d135"/>
    </style:style>
    <style:style style:name="T82" style:family="text">
      <style:text-properties officeooo:rsid="009b09ae"/>
    </style:style>
    <style:style style:name="T83" style:family="text">
      <style:text-properties officeooo:rsid="009bcea0"/>
    </style:style>
    <style:style style:name="T84" style:family="text">
      <style:text-properties officeooo:rsid="00a08f61"/>
    </style:style>
    <style:style style:name="T85" style:family="text">
      <style:text-properties officeooo:rsid="00a47240"/>
    </style:style>
    <style:style style:name="T86" style:family="text">
      <style:text-properties officeooo:rsid="00a711b9"/>
    </style:style>
    <style:style style:name="T87" style:family="text">
      <style:text-properties officeooo:rsid="00a8e425"/>
    </style:style>
    <style:style style:name="T88" style:family="text">
      <style:text-properties officeooo:rsid="00ace33e"/>
    </style:style>
    <style:style style:name="T89" style:family="text">
      <style:text-properties officeooo:rsid="00aec457"/>
    </style:style>
    <style:style style:name="T90" style:family="text">
      <style:text-properties officeooo:rsid="00af5422"/>
    </style:style>
    <style:style style:name="T91" style:family="text">
      <style:text-properties officeooo:rsid="00b44f03"/>
    </style:style>
    <style:style style:name="T92" style:family="text">
      <style:text-properties officeooo:rsid="00b634b9"/>
    </style:style>
    <style:style style:name="T93" style:family="text">
      <style:text-properties officeooo:rsid="00b8227a"/>
    </style:style>
    <style:style style:name="T94" style:family="text">
      <style:text-properties officeooo:rsid="00baac29"/>
    </style:style>
    <style:style style:name="T95" style:family="text">
      <style:text-properties officeooo:rsid="00be3f9e"/>
    </style:style>
    <style:style style:name="T96" style:family="text">
      <style:text-properties officeooo:rsid="00bf2f81"/>
    </style:style>
    <style:style style:name="T97" style:family="text">
      <style:text-properties officeooo:rsid="000bd086"/>
    </style:style>
    <style:style style:name="T98" style:family="text">
      <style:text-properties officeooo:rsid="00bfd9f9"/>
    </style:style>
    <style:style style:name="T99" style:family="text">
      <style:text-properties officeooo:rsid="00262945"/>
    </style:style>
    <style:style style:name="T100" style:family="text">
      <style:text-properties officeooo:rsid="0024d43c"/>
    </style:style>
    <style:style style:name="T101" style:family="text">
      <style:text-properties officeooo:rsid="001c3051"/>
    </style:style>
    <style:style style:name="T102" style:family="text">
      <style:text-properties officeooo:rsid="0023bdd3"/>
    </style:style>
    <style:style style:name="T103" style:family="text">
      <style:text-properties officeooo:rsid="00272e44"/>
    </style:style>
    <style:style style:name="T104" style:family="text">
      <style:text-properties officeooo:rsid="002210be"/>
    </style:style>
    <style:style style:name="T105" style:family="text">
      <style:text-properties officeooo:rsid="001eec48"/>
    </style:style>
    <style:style style:name="T106" style:family="text">
      <style:text-properties officeooo:rsid="001fde02"/>
    </style:style>
    <style:style style:name="T107" style:family="text">
      <style:text-properties officeooo:rsid="00250701"/>
    </style:style>
    <style:style style:name="T108" style:family="text">
      <style:text-properties officeooo:rsid="002a0f03"/>
    </style:style>
    <style:style style:name="T109" style:family="text">
      <style:text-properties officeooo:rsid="002a70ae"/>
    </style:style>
    <style:style style:name="T110" style:family="text">
      <style:text-properties officeooo:rsid="00c0e168"/>
    </style:style>
    <style:style style:name="T111" style:family="text">
      <style:text-properties officeooo:rsid="00c24c94"/>
    </style:style>
    <style:style style:name="T112" style:family="text">
      <style:text-properties officeooo:rsid="00c69cdd"/>
    </style:style>
    <style:style style:name="T113" style:family="text">
      <style:text-properties officeooo:rsid="00c87cb2"/>
    </style:style>
    <style:style style:name="T114" style:family="text">
      <style:text-properties officeooo:rsid="00c95aa6"/>
    </style:style>
    <style:style style:name="T115" style:family="text">
      <style:text-properties officeooo:rsid="00cce6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date style:data-style-name="N37" text:date-value="2020-07-10T09:59:05.293605839" text:fixed="true">07/10/20</text:date></text:p>
      <text:p text:style-name="P101"/>
      <text:p text:style-name="P102"><text:span text:style-name="T38">This </text:span>guide <text:span text:style-name="T38">was written </text:span>to <text:span text:style-name="T88">provide information about</text:span> how to setup <text:span text:style-name="T61">a </text:span>ChirpStack <text:span text:style-name="T61">gateway</text:span> and send <text:span text:style-name="T61">LoRa</text:span> data <text:span text:style-name="T61">received by the gateway</text:span> to a server with a database. <text:span text:style-name="T114">This is still in the draft stage and will be improved over time. Interest from the community will drive future changes and updates. If you have questions or comments please contact Ned Horning at nedhorning@gmail.com.</text:span></text:p>
      <text:p text:style-name="P102"/>
      <text:p text:style-name="P39">The guide is split into three sections:</text:p>
      <text:list xml:id="list1606311527" text:style-name="L1">
        <text:list-item>
          <text:p text:style-name="P120">Install ChirpStack on a Raspberry Pi <text:span text:style-name="T12">and configure the Application Server</text:span></text:p>
        </text:list-item>
        <text:list-item>
          <text:p text:style-name="P121">Program a Gnat LoRa node to send G<text:span text:style-name="T61">NS</text:span>S data to the ChirpStack <text:span text:style-name="T61">gateway s</text:span>erver </text:p>
        </text:list-item>
        <text:list-item>
          <text:p text:style-name="P122">Set up an Internet server and database to store and access data</text:p>
        </text:list-item>
      </text:list>
      <text:p text:style-name="P26"/>
      <text:p text:style-name="P56">The intent is to provide a high-level overview of the process as well as sufficient details so someone without much web server or programming experience can set up a LoRa gateway and a server to store data transmitted by LoRa nodes. </text:p>
      <text:p text:style-name="P26"/>
      <text:p text:style-name="P38">This guide is based on my work to develop a GNSS tracker for turtles and to have that location data transmitted wirelessly using a LoRaWAN configuration with LoRa node mounted on turtles and a LoRa server communicating with all of the nodes. I do all of my development using Ubuntu <text:span text:style-name="T40">(18.04) </text:span>and this guide is based on that work. Some of these sections will need to be modified slightly if using another operating system but those changes should not be too difficult. </text:p>
      <text:p text:style-name="P26"/>
      <text:p text:style-name="P42">Install ChirpStack on a Raspberry Pi and set up the Application Server</text:p>
      <text:p text:style-name="P1">There are several different ways to configure a RAK<text:span text:style-name="T95">7423</text:span> Raspberry Pi (RPi) gateway. <text:span text:style-name="T91">T</text:span>he following three options <text:span text:style-name="T4">are the ones I tried. Details on two of these methods follows below.</text:span></text:p>
      <text:p text:style-name="P1"/>
      <text:list xml:id="list3667080324" text:style-name="L2">
        <text:list-item>
          <text:p text:style-name="P124">Download and install the desktop version of the Raspberry Pi OS (https://www.raspberrypi.org/downloads/raspberry-pi-os/) and then follow the instructions to install ChirpStack on a Debian (such as Ubuntu) system: https://www.chirpstack.io/guides/debian-ubuntu/. This option provides a familiar desktop and <text:span text:style-name="T3">is</text:span> helpful for people who prefer to interact via a desktop instead of a command line. With this approach you need to install firmware for the RAK2245 concentrator: <text:a xlink:type="simple" xlink:href="https://github.com/RAKWireless/rak_common_for_gateway" text:style-name="Internet_20_link" text:visited-style-name="Visited_20_Internet_20_Link">https://github.com/RAKWireless/rak_common_for_gateway</text:a>. <text:span text:style-name="T3">There are more steps to accomplish this setup compared to the other two options but the benefit of having a desktop could be advantageous. This is currently my preferred method. </text:span></text:p>
        </text:list-item>
        <text:list-item>
          <text:p text:style-name="P123"><text:span text:style-name="T1">Download an RPi image from RAK (</text:span><text:a xlink:type="simple" xlink:href="https://downloads.rakwireless.com/LoRa/Pilot-Gateway-Pro-RAK7243/Firmware/" text:style-name="Internet_20_link" text:visited-style-name="Visited_20_Internet_20_Link"><text:span text:style-name="T1">https://downloads.rakwireless.com/LoRa/Pilot-Gateway-Pro-RAK7243/Firmware/</text:span></text:a><text:span text:style-name="T1">) that is preconfigured with Raspberry Pi OS lite (formally Raspbian lite) and ChirpStack. This is likely the easiest way to install and operating system for the RPi and ChirpStack. The downside is that Raspberry Pi OS lite does not have a desktop so all configuration and other interactions with the RPi must be done using a command line via SSH or a terminal connected to the RPi. The RAK website has a helpful online guide (</text:span><text:a xlink:type="simple" xlink:href="https://doc.rakwireless.com/rak2245-pi-hat-edition-lorawan-gateway-concentrator-module/device-firmware-setup" text:style-name="Internet_20_link" text:visited-style-name="Visited_20_Internet_20_Link"><text:span text:style-name="T1">https://doc.rakwireless.com/rak2245-pi-hat-edition-lorawan-gateway-concentrator-module/device-firmware-setup</text:span></text:a><text:span text:style-name="T1">) to install the RPi operating system and ChirpStack software. Since the RAK image has ChirpStack preconfigured you can quickly get up and running and have a LoRa node communicating with Gateway and viewing data on the web-based graphical interface. For some reason I was not able to use HTTP PUST to send data to another server using this setup. I’m still investigating how to fix that.</text:span></text:p>
        </text:list-item>
        <text:list-item>
          <text:p text:style-name="P125">Download and install the RPi image provided by ChirpStack: (https://www.chirpstack.io/gateway-os/install/raspberrypi/). This uses Yocto instead of the Raspberry Pi OS and as such is, for the most part, dedicated to ChirpStack and it’s not easy to <text:soft-page-break/>add other applications. This is compatible with the RAK RPi gateway<text:span text:style-name="T91">. T</text:span>he lack of a familiar operating system <text:span text:style-name="T111">i</text:span>s a drawback for me <text:span text:style-name="T111">but it is well suited if you just want your RPi dedicated to be a ChirpStack gateway and don’t need to add other software</text:span>.</text:p>
        </text:list-item>
      </text:list>
      <text:p text:style-name="P92"/>
      <text:p text:style-name="P99"><text:span text:style-name="T27">Notes for </text:span><text:span text:style-name="T29">installing on a desktop version of the Raspberry Pi OS</text:span><text:span text:style-name="T27"> </text:span><text:span text:style-name="T29">(Option 1 from above)</text:span><text:span text:style-name="T27">:</text:span></text:p>
      <text:p text:style-name="P94">Download Raspberry Pi OS from here: <text:a xlink:type="simple" xlink:href="https://www.raspberrypi.org/downloads/raspberry-pi-os/" text:style-name="Internet_20_link" text:visited-style-name="Visited_20_Internet_20_Link">https://www.raspberrypi.org/downloads/raspberry-pi-os/</text:a>. <text:span text:style-name="T100">Any of the install options should work although I selected the “desktop and recommended software” option. </text:span></text:p>
      <text:p text:style-name="P94"/>
      <text:p text:style-name="P95">Use Balena Etcher to create bootable SD card. <text:span text:style-name="T101">Boot the RPi with the new SD card and follow the onscreen guide to configure and update software. </text:span></text:p>
      <text:p text:style-name="P95"/>
      <text:p text:style-name="P96">When you insert the SD card <text:span text:style-name="T102">and boot the RPi for the first time,</text:span> follow the instructions to configure <text:span text:style-name="T102">the</text:span> settings. <text:span text:style-name="T103">Updating software at the end of the configuration can take several minutes. When complete you will need to restart the RPi. </text:span></text:p>
      <text:p text:style-name="P95"/>
      <text:p text:style-name="P95"><text:span text:style-name="T104">To enable the ability to ssh into the RPi you need to use the RPi configuration tool. Also, to enable the RakWireless LoRa concentrator you need to enable the SPI, <text:s/>I2C and serial interface using that same configuration tool. To enable those features, e</text:span>nter “sudo raspi-config” in a terminal window. Select “Interfacing Options” <text:span text:style-name="T105">from the interface. Select “SSH” then select ‘Yes”, then “Ok”. Do the same to turn on “SPI” and “I2C”. For “Serial” you need to disable the login shell over serial and enable serial port hardware. Close the configuration window by selecting “Finish”. When complete you should restart the RPi. </text:span></text:p>
      <text:p text:style-name="P79"/>
      <text:p text:style-name="P98"><text:span text:style-name="T106">Follow the Rak GitHub instructions: </text:span><text:a xlink:type="simple" xlink:href="https://github.com/RAKWireless/rak_common_for_gateway" text:style-name="Internet_20_link" text:visited-style-name="Visited_20_Internet_20_Link"><text:span text:style-name="T106">https://github.com/RAKWireless/rak_common_for_gateway</text:span></text:a>. <text:span text:style-name="T107">Those instructions suggest using the Lite version of RPi OS but they installation also works for the desktop version. In summary, the instructions to install the gateway software from the Rak Wireless GitHub repository are:</text:span></text:p>
      <text:list xml:id="list312424426" text:style-name="L3">
        <text:list-item>
          <text:p text:style-name="P126">git clone https://github.com/RAKWireless/rak_common_for_gateway.git ~/rak_common_for_gateway <text:s text:c="2"/><text:span text:style-name="T108">[Note that if git isn’t installed you will need to install it using: </text:span>sudo apt update; sudo apt install git -y<text:span text:style-name="T108">]</text:span></text:p>
        </text:list-item>
        <text:list-item>
          <text:p text:style-name="P126">cd ~/rak_common_for_gateway</text:p>
        </text:list-item>
        <text:list-item>
          <text:p text:style-name="P126">sudo ./install.sh <text:s/><text:span text:style-name="T109">[You will need to select the gateway model. In my case I used “3”.]</text:span></text:p>
        </text:list-item>
      </text:list>
      <text:p text:style-name="P97"/>
      <text:p text:style-name="P98"><text:span text:style-name="T79">After installation is done you can configure the LoRa gateway concentrator using “sudo gateway-config”. </text:span><text:span text:style-name="T80">You can follow </text:span><text:span text:style-name="T79">the RakWireless instructions </text:span><text:span text:style-name="T80">for Cconfiguring the Gateway”</text:span><text:span text:style-name="T79">: </text:span><text:a xlink:type="simple" xlink:href="https://doc.rakwireless.com/rak2245-pi-hat-edition-lorawan-gateway-concentrator-module/configuring-the-gateway" text:style-name="Internet_20_link" text:visited-style-name="Visited_20_Internet_20_Link"><text:span text:style-name="T76">https://doc.rakwireless.com/rak2245-pi-hat-edition-lorawan-gateway-concentrator-module/configuring-the-gateway</text:span></text:a><text:span text:style-name="T76">. </text:span><text:span text:style-name="T99">When configuring the Gateway under the second option, “Setup RAK Gateway LoRa concentrator” select “2 Server is ChirpStack”. For channel plan select “ChirsStack Channel-plan configuration” and if you are in the US the channel plan should be US_902_928. For other countries you’ll need to check for the channel plan that is designated (legal) for your region. The “SERVIR_IP” can be set to the default “127.0.0.1” (IP address for localhost which is the address of your own server). Now your RPi should be set up to connect to the ChirpStack Application Server which you can use to configure ChirpStack to communicate with your LoRa nodes. See the “Connect to the ChirpStack Application Gateway and configure it to listen to your LoRa nodes” section below to start running your LoRaWAN.</text:span></text:p>
      <text:p text:style-name="P97"/>
      <text:p text:style-name="P93">Once that is set up you can connect to the ChirpStack Application Gateway.</text:p>
      <text:p text:style-name="P1"/>
      <text:p text:style-name="P4">Notes for using the RAK RPi image <text:span text:style-name="T92">(Option 2 from above)</text:span>:</text:p>
      <text:p text:style-name="P88"><text:soft-page-break/><text:span text:style-name="T2">The RAK website has a helpful online guide (</text:span><text:a xlink:type="simple" xlink:href="https://doc.rakwireless.com/rak2245-pi-hat-edition-lorawan-gateway-concentrator-module/device-firmware-setup" text:style-name="Internet_20_link" text:visited-style-name="Visited_20_Internet_20_Link"><text:span text:style-name="T2">https://doc.rakwireless.com/rak2245-pi-hat-edition-lorawan-gateway-concentrator-module/device-firmware-setup</text:span></text:a><text:span text:style-name="T2">) to install the RPi operating system and ChirpStack software. Follow that guide but note that w</text:span>hen booting the RPi for the first time with the new image you need to access the RPi gateway. The online RAK instructions provide information about how to do that using another computer. If you have your RPi connected to a terminal and keyboard you can skip that “Accessing your Gateway” page of the instructions since you are connecting directly to the RPi.</text:p>
      <text:p text:style-name="P2"/>
      <text:p text:style-name="P18">Once the WiFi settings are completed under “Accessing the Internet” you can restart the RPi and then ssh into the RPi <text:span text:style-name="T89">as long as your computer is on</text:span> the WiFi router with the SSID that you specified in the configuration. <text:span text:style-name="T90">To do that you’ll need to find the RPi IP address. You can do that by logging into your router or looking for a Raspberry Pi device on your network using a mobile app such as Network Scanner. If you have a terminal connected to the RPi you can type “ifconfig” in a terminal window and look for the “inet” number under WLAN0 or something similar. For example for me to SSH into my RPi I type ssh </text:span><text:a xlink:type="simple" xlink:href="mailto:pi@10.0.0.50" text:style-name="Internet_20_link" text:visited-style-name="Visited_20_Internet_20_Link"><text:span text:style-name="T90">pi@10.0.0.50</text:span></text:a><text:span text:style-name="T90"> and then enter my RPi password. Sometimes it can take a while for the wireless IP address to be established so it might take a few minutes before the RPi can be seen on the network.</text:span></text:p>
      <text:p text:style-name="P18"/>
      <text:p text:style-name="P3">When configuring the Gateway under the second option, “Setup RAK Gateway LoRa concentrator” select “2 Server is ChirpStack”. <text:span text:style-name="T6">For channel plan select ChirsStack Channel-plan configuration”</text:span> and if you are in the US the channel plan should be US_902_928. For other countries you’ll need to check for the channel plan that is designated (legal) for your region. The “SERVIR_IP” can be set to <text:span text:style-name="T6">the default</text:span> “127.0.0.1” (<text:span text:style-name="T5">IP address for </text:span>localhost <text:span text:style-name="T5">which is the address of your own server</text:span>). <text:span text:style-name="T7">Now your RPi should be set up to connect to the ChirpStack Application Server to configure ChirpStack to listen to yur LoRa nodes. See the “Connect to the ChirpStack Application Gateway and configure it to listen to your LoRa nodes” section below to start running your LoRaWAN.</text:span></text:p>
      <text:p text:style-name="P3"/>
      <text:p text:style-name="P92">Once that is set up you can connect to the ChirpStack Application Gateway.</text:p>
      <text:p text:style-name="P2"/>
      <text:p text:style-name="P5">Notes for using the <text:span text:style-name="T96">ChirpStack Gateway OS image Option 3 from above)</text:span>:</text:p>
      <text:p text:style-name="P90"><text:span text:style-name="T97">Follow the directions on the ChirpStack Gateway OS web page (</text:span><text:a xlink:type="simple" xlink:href="https://www.chirpstack.io/gateway-os/overview/" text:style-name="Internet_20_link" text:visited-style-name="Visited_20_Internet_20_Link">https://www.chirpstack.io/gateway-os/overview/</text:a><text:span text:style-name="T96">) for the raspberry Pi. If you want to install all of the software on the Raspberry Pi you should use the “full” version. This is the file I downloaded: </text:span>chirpstack-gateway-os-full-raspberrypi3-20200408112223.rootfs.wic.gz. <text:span text:style-name="T96">After you uncompress the file you can use balenaEtcher to burn the image to an SD card. </text:span></text:p>
      <text:p text:style-name="P90"/>
      <text:p text:style-name="P89">When you boot the RPi for the first time <text:span text:style-name="T98">(see the guide for options to log in) </text:span>you can run “sudo gateway-config” <text:span text:style-name="T98">to set up the LoRa concentrator:</text:span></text:p>
      <text:p text:style-name="P112">Select your shield. <text:s/>I used “RAK2245”</text:p>
      <text:p text:style-name="P111">Select channel plan. I used “US915”</text:p>
      <text:p text:style-name="P111">Select the channel-block. I used “Channels 8 – 15 + 65”</text:p>
      <text:p text:style-name="P111">Respond “Yes” and “OK” to the messages <text:span text:style-name="T98">to appear</text:span></text:p>
      <text:p text:style-name="P90"/>
      <text:p text:style-name="P92">Once that is set up you can connect to the ChirpStack Application Gateway.</text:p>
      <text:p text:style-name="P91"/>
      <text:p text:style-name="P6">Connect to the ChirpStack Application Gateway and configure it to <text:span text:style-name="T113">receive data from</text:span> your LoRa nodes</text:p>
      <text:p text:style-name="P19">Follow the last page of the RAK website guide (<text:a xlink:type="simple" xlink:href="https://doc.rakwireless.com/rak2245-pi-hat-edition-lorawan-gateway-concentrator-module/connect-the-lora-gateway-with-chirpstack" text:style-name="Internet_20_link" text:visited-style-name="Visited_20_Internet_20_Link">https://doc.rakwireless.com/rak2245-pi-hat-edition-lorawan-gateway-concentrator-module/connect-the-lora-gateway-with-chirpstack</text:a>) to connect to the <text:soft-page-break/>gateway ChirpStack Application server. In my case I open an Internet browser (I used Chrome) and then type in the URL: <text:a xlink:type="simple" xlink:href="http://10.0.0.50:8080/" text:style-name="Internet_20_link" text:visited-style-name="Visited_20_Internet_20_Link">http://10.0.0.50:8080</text:a> which opens a login page for the Application Server. <text:span text:style-name="T8">The user name is “admin” and the password is also “admin”. This will open the ChirpStack Application Server web interface. You can use this to configure the gateway to receive data from your LoRa nodes. In the settings below I use the settings for my gateway. I noted cases where you need to enter data unique to your setup. </text:span></text:p>
      <text:p text:style-name="P19"/>
      <text:p text:style-name="P78">If you used the Rak Wireless image much of the configuration has already been <text:span text:style-name="T110">filled in</text:span> so you can skip <text:span text:style-name="T111">down to the </text:span><text:span text:style-name="T34">Service-profiles</text:span><text:span text:style-name="T57"> </text:span><text:span text:style-name="T58">step</text:span><text:span text:style-name="T111">.</text:span></text:p>
      <text:p text:style-name="P19"/>
      <text:p text:style-name="P15">Network server</text:p>
      <text:p text:style-name="P113">General</text:p>
      <text:p text:style-name="P113">Network server name = nedRakGateway1 <text:s/><text:span text:style-name="T35">[Choose a name relevant to your project] </text:span></text:p>
      <text:p text:style-name="P113">Network-server server = 127.0.0.1:8000</text:p>
      <text:p text:style-name="P113">Gateway Discovery</text:p>
      <text:p text:style-name="P113">“Enable gateway discovery” not checked</text:p>
      <text:p text:style-name="P113">TLS Certificates</text:p>
      <text:p text:style-name="P113">Do not add anything on this page</text:p>
      <text:p text:style-name="P19"/>
      <text:p text:style-name="P15">Gateway-profiles</text:p>
      <text:p text:style-name="P19"><text:span text:style-name="T110">You </text:span>can leave <text:span text:style-name="T110">this section</text:span> blank <text:span text:style-name="T110">since it’s not used any more</text:span></text:p>
      <text:p text:style-name="P19"/>
      <text:p text:style-name="P15">Organizations</text:p>
      <text:p text:style-name="P113">Organization name = chirpstack</text:p>
      <text:p text:style-name="P113">Display name = ChirpStack</text:p>
      <text:p text:style-name="P113">Gateways = check “Organization can have gateways</text:p>
      <text:p text:style-name="P19"/>
      <text:p text:style-name="P15">All users</text:p>
      <text:p text:style-name="P113">Username = admin</text:p>
      <text:p text:style-name="P113">Permissions check both “Is active” and “Is global admin”</text:p>
      <text:p text:style-name="P19"/>
      <text:p text:style-name="P15">Service-profiles</text:p>
      <text:p text:style-name="P16"><text:span text:style-name="T51">Even if most of the service profile is filled in you need to make sure you check the </text:span><text:span text:style-name="T57">“Add gateway meta-data” </text:span><text:span text:style-name="T51">box.</text:span></text:p>
      <text:p text:style-name="P114">Service-profile name = rakServiceProfile <text:s text:c="4"/><text:span text:style-name="T35">[Choose a name relevant to your project] </text:span></text:p>
      <text:p text:style-name="P113">Network-server = nedRakGateway1 <text:s text:c="4"/><text:span text:style-name="T35">[Should match the name you entered above]</text:span></text:p>
      <text:p text:style-name="P113">Check “Add gateway meta-data” </text:p>
      <text:p text:style-name="P113">Do not check “Enable network geolocation</text:p>
      <text:p text:style-name="P113">use “0” for all three fields at the bottom</text:p>
      <text:p text:style-name="P19"/>
      <text:p text:style-name="P9">Add a new <text:span text:style-name="T93">device </text:span>profile that work<text:span text:style-name="T93">s</text:span> with OTAA and Cayenne</text:p>
      <text:p text:style-name="P20">In my case, <text:span text:style-name="T10">for the turtle tracker, </text:span>I need to add a new profile that uses otaa and Cayenne LPP. To do that, click on “Device-profiles” then click on “+ create” to create a new profile. Enter the following settings. After making the changes click on “CREATE DEVICE PROFILE”.</text:p>
      <text:p text:style-name="P20">General</text:p>
      <text:p text:style-name="P108">Device-profile name = otaa_cayenne</text:p>
      <text:p text:style-name="P108">Network-server = ns</text:p>
      <text:p text:style-name="P108">LoRwWAN MAC version = 1.0.2</text:p>
      <text:p text:style-name="P108">LoRaWAN Regional Parameters revision = A</text:p>
      <text:p text:style-name="P108"><text:soft-page-break/>Last three fiels are “0”</text:p>
      <text:p text:style-name="P108">Join (OTAA/ABP) tab</text:p>
      <text:p text:style-name="P108">Device supports OTAA is checked</text:p>
      <text:p text:style-name="P108">CLASS-B tab</text:p>
      <text:p text:style-name="P108">Device support Class-B not checked</text:p>
      <text:p text:style-name="P108">CLASS-C tab</text:p>
      <text:p text:style-name="P108">Device support Class-B not checked</text:p>
      <text:p text:style-name="P108">CODEC tab</text:p>
      <text:p text:style-name="P108">Payload codec = Cayenne LPP</text:p>
      <text:p text:style-name="P20"/>
      <text:p text:style-name="P14">Configure the gateway</text:p>
      <text:p text:style-name="P100">The gateway should be configured already <text:span text:style-name="T112">if you used the Rak Wireless image</text:span>. <text:span text:style-name="T112">Otherwise you can </text:span>follow these <text:span text:style-name="T112">settings to configure the gateway:</text:span></text:p>
      <text:p text:style-name="P115">Gateway details</text:p>
      <text:p text:style-name="P116"><text:span text:style-name="T13">Gateway name = <text:s/></text:span><text:span text:style-name="T21">ned_rak1_gateway <text:s text:c="3"/></text:span><text:span text:style-name="T37">[Choose a name relevant to your project] </text:span></text:p>
      <text:p text:style-name="P117"><text:span text:style-name="T13">Description = Ned’s first </text:span><text:span text:style-name="T22">RAK gateway <text:s text:c="4"/></text:span><text:span text:style-name="T37">[Choose a description relevant to your project] </text:span></text:p>
      <text:p text:style-name="P119">Gateway ID = b827ebfffeade849 <text:s text:c="4"/><text:span text:style-name="T35">[Choose ID for your gateway] </text:span></text:p>
      <text:p text:style-name="P117"><text:span text:style-name="T23">Network server = nedRakGateway1</text:span><text:span text:style-name="T13"> <text:s text:c="7"/></text:span><text:span text:style-name="T37">[Should match the name you entered above]</text:span></text:p>
      <text:p text:style-name="P118">“Gateway discovery enabled” not checked</text:p>
      <text:p text:style-name="P100"/>
      <text:p text:style-name="P100"><text:span text:style-name="T112">This is optional but you ca</text:span>n follow these instructions to set the gateway location.</text:p>
      <text:p text:style-name="P110">Click on the Gateways link of the left then click on the “GATEWAY CONFIGURATION” tab near <text:s/>the top of the page. If you want you can enter the “Gateway altitude” in the appropriate text box. Next, use the map to move the icon to your location. To do that you need to first zoom out <text:span text:style-name="T94">by clicking on the “-” button several times </text:span>until you see you location on the map then move the icon to roughly the correct location. To more accurately place the icon zoom in and move the marker again. Repeat this zoom and move step until you are satisfied with the location then click “UPDATE GATEWAY”. </text:p>
      <text:p text:style-name="P20"/>
      <text:p text:style-name="P9">Add a device</text:p>
      <text:p text:style-name="P20">To add a device (Gnat <text:span text:style-name="T9">in my case</text:span>) go to “Applications” then click on the name of <text:span text:style-name="T9">an</text:span> application – <text:span text:style-name="T9">the default is “app”</text:span>. Click on “+ CREATE” and enter the following information. <text:s/><text:span text:style-name="T9">Below is what I used for my device.</text:span></text:p>
      <text:p text:style-name="P108">Configuration</text:p>
      <text:p text:style-name="P109">Device name = neds_gnat2 <text:s text:c="4"/><text:span text:style-name="T37">[Choose a name relevant to your project] </text:span></text:p>
      <text:p text:style-name="P109">Device description = Neds second Gnat <text:s text:c="4"/><text:span text:style-name="T37">[Choose a description relevant to your project] </text:span></text:p>
      <text:p text:style-name="P109">Device EUI = 383434306a379301 <text:s text:c="4"/><text:span text:style-name="T37">[Choose EUI for your LoRa device] </text:span></text:p>
      <text:p text:style-name="P109">Device-profile = otaa_cayenne <text:s text:c="2"/><text:span text:style-name="T35">[</text:span><text:span text:style-name="T37">Should match the name you entered above]</text:span></text:p>
      <text:p text:style-name="P108">Disable frame-counter validation not checked</text:p>
      <text:p text:style-name="P108"/>
      <text:p text:style-name="P108">After clicking Create Device you need to enter the Application key</text:p>
      <text:p text:style-name="P108">Keys (OTAA)</text:p>
      <text:p text:style-name="P109">Application key = 9C5E64056A46C2872DED008E20A6F95A <text:s text:c="3"/><text:span text:style-name="T37">[Choose or generate an application key that you use for your application]</text:span></text:p>
      <text:p text:style-name="P108">Gen Application key – leave blank</text:p>
      <text:p text:style-name="P108">Click on “SET DEVICE-KEYS”</text:p>
      <text:p text:style-name="P20"/>
      <text:p text:style-name="P10">Viewing data from a LoRa node</text:p>
      <text:p text:style-name="P27"><text:soft-page-break/>To see if the Gateway is communicating with the LoRa node you just configured click on “Applications” then clcik on the application that you use to create a device (“app” is the pre-configured application”). Click on the link for the device you just created then click on the “DEVICE DATA” link near the top of the page. <text:span text:style-name="T11">Any incoming data packets should be displayed. If you see the data you expect the gateway is working.</text:span></text:p>
      <text:p text:style-name="P27"/>
      <text:p text:style-name="P13">Set up the Application Server to PUSH data to <text:span text:style-name="T60">an endpoint (</text:span>another server<text:span text:style-name="T60">)</text:span></text:p>
      <text:p text:style-name="P28"><text:span text:style-name="T50">To set up the Application Server to use HTTP PUSH to forward data to another server (see section below “Set up an Internet server and database to store and access data”) you need to configure an Integration. To do that </text:span>click on “Applications” <text:span text:style-name="T50">in the ChirpStack web browser interface </text:span>then <text:span text:style-name="T50">click</text:span> on <text:span text:style-name="T50">the</text:span> “<text:span text:style-name="T50">INTEGRATIONS” tab near the top of the interface. Next, clcik on the “HTTP” link to open the form. The only line you need to fill in is “Uplink data URL”. This URL specifies where the LoRa packet will be sent. When testing with a server on a local computer you need to specify the IP address of the computer with the MongoDB database and server. Since data is being sent from the RPi it is important that they are on the same network so they can communicate. For example, if you install MongoDB and the server on the computer that you use to SSH into the RPi then you could use the IP address of that computer. You also need to add the port (3000 as defined in the Node.js code) and the “data” directory. For example, I put the following text on the “Uplink data URL” line: “</text:span><text:a xlink:type="simple" xlink:href="http://10.0.0.61:3000/data" text:style-name="Internet_20_link" text:visited-style-name="Visited_20_Internet_20_Link"><text:span text:style-name="T50">http://10.0.0.61:3000/data</text:span></text:a><text:span text:style-name="T50">”. If you are connecting to the Heroku server you would need that URL. For example for Heroku: </text:span><text:a xlink:type="simple" xlink:href="https://turtle-server.herokuapp.com/data" text:style-name="Internet_20_link" text:visited-style-name="Visited_20_Internet_20_Link"><text:span text:style-name="T50">https://turtle-server.herokuapp.com/data</text:span></text:a><text:span text:style-name="T50">. </text:span><text:span text:style-name="T77">You can get that address from Heroku </text:span><text:span text:style-name="T78">by logging into your account and via the terminal </text:span><text:span text:style-name="T77">as described below </text:span><text:span text:style-name="T78">in the “Deploy code to Heroku server” section. </text:span></text:p>
      <text:p text:style-name="P27"/>
      <text:p text:style-name="P27"/>
      <text:p text:style-name="P43">Program a Gnat LoRa node to send GPS data to the ChirpStack Server</text:p>
      <text:p text:style-name="P35"><text:span text:style-name="T14">The Gnat LoRa/GNSS asset tracker is programmed using Arduino. The Arduino IDE can be downloaded from the Arduino web site: </text:span><text:a xlink:type="simple" xlink:href="https://www.arduino.cc/" text:style-name="Internet_20_link" text:visited-style-name="Visited_20_Internet_20_Link"><text:span text:style-name="T14">https://www.arduino.cc/</text:span></text:a><text:span text:style-name="T14">. On that website you will </text:span><text:span text:style-name="T15">also </text:span><text:span text:style-name="T14">find information about using Arduino. </text:span><text:span text:style-name="T15">Software and information required to configure the Gnat for use within the Arduino environment can be found here: </text:span><text:a xlink:type="simple" xlink:href="https://github.com/GrumpyOldPizza/ArduinoCore-stm32l0" text:style-name="Internet_20_link" text:visited-style-name="Visited_20_Internet_20_Link"><text:span text:style-name="T15">https://github.com/GrumpyOldPizza/ArduinoCore-stm32l0</text:span></text:a><text:span text:style-name="T15">. </text:span><text:span text:style-name="T18">Note that the Gnat requires the purchase and installation of a LoRa antenna, GNSS antenna before powering with a battery or USB. </text:span></text:p>
      <text:p text:style-name="P32"/>
      <text:p text:style-name="P35"><text:span text:style-name="T17">Y</text:span><text:span text:style-name="T15">ou can download a sketch from from Gnat GitHub repoository (</text:span><text:a xlink:type="simple" xlink:href="https://github.com/kriswiner/CMWX1ZZABZ/tree/master/Gnat" text:style-name="Internet_20_link" text:visited-style-name="Visited_20_Internet_20_Link"><text:span text:style-name="T15">https://github.com/kriswiner/CMWX1ZZABZ/tree/master/Gnat</text:span></text:a><text:span text:style-name="T15">) or from the TerrapinTracker GitHub repository (</text:span><text:a xlink:type="simple" xlink:href="https://github.com/nedhorning/TerrapinTracker" text:style-name="Internet_20_link" text:visited-style-name="Visited_20_Internet_20_Link">https://github.com/nedhorning/TerrapinTracker</text:a><text:span text:style-name="T15">) </text:span><text:span text:style-name="T16">in the Sketches directory</text:span><text:span text:style-name="T15">. </text:span></text:p>
      <text:p text:style-name="P32"/>
      <text:p text:style-name="P36"><text:span text:style-name="T15">O</text:span><text:span text:style-name="T13">nce the </text:span><text:span text:style-name="T15">Arduino environment is set </text:span><text:span text:style-name="T13">for the Gnat by specifying the correct board (Gnat-Lo82CZ) and connecting the board to the computer the sketch can up uploaded to the Gnat. If the sketch has print statements (sketch without “NoPrints” in the filename) then you can open a serial monitor from the Arduino IDE to view messages. </text:span></text:p>
      <text:p text:style-name="P34"/>
      <text:p text:style-name="P34">If the ChirpStack RPi gateway is running you can verify the Gnat LoRa node and RPi gateway are communicating.</text:p>
      <text:p text:style-name="P33"/>
      <text:p text:style-name="P44">Set up an Internet server and database to store and access data</text:p>
      <text:p text:style-name="P29">This example of setting up an Internet server and database uses no-cost versions of Heroku and MongoDB services. This can be suitable for testing but for long term deployments it might be necessary to upgrade the server to another plan. </text:p>
      <text:p text:style-name="P29"/>
      <text:p text:style-name="P31"><text:soft-page-break/>The <text:span text:style-name="T24">ChirpStack Application Server will make POST requests to the configured endpoints when a node join is complete and when data is received from a node. Although there are other options for sending data using the HTTP POST request is probably the most straightforward. The server side code is written using Node.js. </text:span></text:p>
      <text:p text:style-name="P30"/>
      <text:p text:style-name="P21">The following steps will be outlined in detail below:</text:p>
      <text:list xml:id="list1599788092" text:style-name="L4">
        <text:list-item>
          <text:p text:style-name="P127">Download server software from GitHub <text:span text:style-name="T26">and setup local test server </text:span></text:p>
        </text:list-item>
        <text:list-item>
          <text:p text:style-name="P128">Set up a Heroku server account</text:p>
        </text:list-item>
        <text:list-item>
          <text:p text:style-name="P130">Set up a GitHub account</text:p>
        </text:list-item>
        <text:list-item>
          <text:p text:style-name="P128">Set up a MongoDB server account <text:span text:style-name="T25">and configure MongoDB</text:span></text:p>
        </text:list-item>
        <text:list-item>
          <text:p text:style-name="P131">Deploy code to Heroku server</text:p>
        </text:list-item>
        <text:list-item>
          <text:p text:style-name="P129">Configure an endpoint integration in the ChirpStack Application Server</text:p>
        </text:list-item>
      </text:list>
      <text:p text:style-name="P29"/>
      <text:p text:style-name="P37"><text:span text:style-name="T27">Download server software from GitHub and setup local test platform</text:span> </text:p>
      <text:p text:style-name="P64">I use Visual Studio Code (https://code.visualstudio.com/) as my coding environment for Node.js. There are other options for Node.js and any code editor should work fine although any examples in this guide will be based on Visual Studio Code.</text:p>
      <text:p text:style-name="P37"/>
      <text:p text:style-name="P11">Install Node.js and the Node Package Manager (npm)</text:p>
      <text:p text:style-name="P41"><text:span text:style-name="T41">You will need to download Node.js and the node package manager (npm). Since npm is distributed with Node.js you only need to install the software for your operating system from this site: </text:span><text:a xlink:type="simple" xlink:href="https://nodejs.org/en/download/" text:style-name="Internet_20_link" text:visited-style-name="Visited_20_Internet_20_Link"><text:span text:style-name="T41">https://nodejs.org/en/download/</text:span></text:a><text:span text:style-name="T41">. I used Node.js LTS version 12.2.0. On Ubuntu I used the following commands in the terminal instead of downloading the software from the Node.js website:</text:span></text:p>
      <text:p text:style-name="P104">sudo apt-get update</text:p>
      <text:p text:style-name="P104">sudo apt-get install nodejs-dev node-gyp libssl1.0-dev</text:p>
      <text:p text:style-name="P104">sudo apt-get install npm</text:p>
      <text:p text:style-name="P37"/>
      <text:p text:style-name="P11">Download GitHub repo</text:p>
      <text:p text:style-name="P40">The code we will be using can be downloaded or cloned from thie GitHub repository: <text:a xlink:type="simple" xlink:href="https://github.com/nedhorning/terrapinServer" text:style-name="Internet_20_link" text:visited-style-name="Visited_20_Internet_20_Link">https://github.com/nedhorning/terrapinServer</text:a>. Once you have the repository you can open it in your code editor. For V<text:span text:style-name="T39">isual Studio Code </text:span>you go to File =&gt; Add Foler to Workspace… then select the directory from the GitHub repository “terrapinServer-master”.</text:p>
      <text:p text:style-name="P37"/>
      <text:p text:style-name="P17">Add config/dev.env file</text:p>
      <text:p text:style-name="P75">Before running the code locally you need to create a directory named “config” and then add a file named “dev.env” to hold environmental variables for running the server locally. The dev.env file should have the following lines:</text:p>
      <text:p text:style-name="P107">PORT=3000</text:p>
      <text:p text:style-name="P107">MONGODB_URL=mongodb://127.0.0.1:27017/tracker-<text:span text:style-name="T48">data</text:span></text:p>
      <text:p text:style-name="P76"/>
      <text:p text:style-name="P77">Run “npm install” from the “terrapinServer-master” directory <text:span text:style-name="T42">to install all of the required packages</text:span>. I run all of my commands using the Terminal in Visual Studio Code (View =&gt; Terminal).</text:p>
      <text:p text:style-name="P77"/>
      <text:p text:style-name="P11">Install MongoDB locally</text:p>
      <text:p text:style-name="P45"><text:span text:style-name="T43">Next we will install MongoDB locally for testing. You can download the MongoDB Community Server (the free version) from the MongoDB website: </text:span><text:a xlink:type="simple" xlink:href="https://www.mongodb.com/" text:style-name="Internet_20_link" text:visited-style-name="Visited_20_Internet_20_Link">https://www.mongodb.com/</text:a>. <text:span text:style-name="T43">You can download the most current version and select the correct operating system. On my system I expanded the .tgz file and then renamed the directory name from “mongodb-linux-x86_64-ubuntu1804-4.2.7” to “mongodb” and </text:span><text:soft-page-break/><text:span text:style-name="T43">then moved it to my home directory. I also created an empty directory “mongodb-data” also inside my home directory. To start the database server run this command in the terminal:</text:span></text:p>
      <text:p text:style-name="P47"><text:tab/><text:span text:style-name="T31">directoryPath</text:span><text:span text:style-name="T44">/mongodb/bin/mongod --dbpath=</text:span><text:span text:style-name="T31">directoryPath</text:span><text:span text:style-name="T44">/mongodb-data</text:span></text:p>
      <text:p text:style-name="P45"/>
      <text:p text:style-name="P46">For example, this is the command I use:</text:p>
      <text:p text:style-name="P46"><text:tab/>/home/ned/mongodb/bin/mongod --dbpath=/home/ned/mongodb-data</text:p>
      <text:p text:style-name="P45"><text:tab/></text:p>
      <text:p text:style-name="P48">After running this command you should see a lot of text scroll by and when that stops the command line will not appear since the MongoDB server is continuing to run. Use Ctrl-c to stop the MongoDB server. </text:p>
      <text:p text:style-name="P48"/>
      <text:p text:style-name="P12">Install MongoDB Compass (A GUI for MongoDB) to view MongoDB data</text:p>
      <text:p text:style-name="P50"><text:span text:style-name="T46">Go to the MongoDB Compass download page: </text:span><text:a xlink:type="simple" xlink:href="https://docs.mongodb.com/compass/master/install/" text:style-name="Internet_20_link" text:visited-style-name="Visited_20_Internet_20_Link">https://docs.mongodb.com/compass/master/install/</text:a> <text:span text:style-name="T46">and follow the installation instructions.</text:span></text:p>
      <text:p text:style-name="P48"/>
      <text:p text:style-name="P54">When you start MongoDB Compass for the first time you will need to configure it. You can <text:span text:style-name="T72">select</text:span> any of the privacy setting that you like the click on “Start Using Compass”. <text:span text:style-name="T48">Make sure MongoDB is running (see previous step) then a</text:span>t the “New Connection” window click on the “Fill in connection fields individually” link. <text:span text:style-name="T48">Use the defaults and click “Connect”.</text:span></text:p>
      <text:p text:style-name="P54"/>
      <text:p text:style-name="P70">The next window allows you to create a database but that’s not necessary since the database will be created the first time the local server is run. <text:span text:style-name="T73">Once the database is created you can view data by clicking on the connection you just created from the list of connections on the left side of the MongoDB Compass interface. </text:span></text:p>
      <text:p text:style-name="P49"/>
      <text:p text:style-name="P12">Starting the <text:span text:style-name="T45">local server to receive LoRa node packets and forward to MongoDB</text:span></text:p>
      <text:p text:style-name="P51">To start the server to receive LoRa node packets you need to enter this command from the directory that was downloaded from GitHub (<text:span text:style-name="T47">“terrapinServer-master”</text:span>): npm run dev</text:p>
      <text:p text:style-name="P51"/>
      <text:p text:style-name="P51">If you started the MongoDB database server in the Visual Studio Code terminal you will need to open a second terminal using the “+” icon at the top-right portion of the terminal window.</text:p>
      <text:p text:style-name="P51"/>
      <text:p text:style-name="P53">You should see a message “Server is up on port 3000” in the terminal. <text:span text:style-name="T49">This means the local server is up and running. If you have the ChirpStack software set up on the RPi and have the Application Server set up properly (see </text:span><text:span text:style-name="T52">“</text:span><text:span text:style-name="T53">Set up the Application Server to PUSH data to another server”</text:span><text:span text:style-name="T32"> </text:span><text:span text:style-name="T49">above) the data coming from the LoRo node should be logged in the MongoDB database. When this first runs the database “tracker-data” and collection “trackerdatas” will be created and it will start to be populated with LoRa packet data. </text:span></text:p>
      <text:p text:style-name="P52"/>
      <text:p text:style-name="P8">Set up a Heroku server account</text:p>
      <text:p text:style-name="P55">Once the local setup is working as expected you can work on setting up a database and server system that can be accessed by anyone. <text:span text:style-name="T59">I am using Heroku but there are many options out there. First you will need to set up an account with Heroku. No credit card information is necessary and the nice thing about Heroku is that if you need more server resources you can upgrade your account. </text:span></text:p>
      <text:p text:style-name="P37"/>
      <text:p text:style-name="P57">Go to the <text:span text:style-name="T59">Heroku</text:span> site (<text:a xlink:type="simple" xlink:href="https://heroku.com/" text:style-name="Internet_20_link" text:visited-style-name="Visited_20_Internet_20_Link">https://heroku.com</text:a>) and click on the “Sign up” button. Enter your personal <text:span text:style-name="T62">information</text:span> then click “CREATE FREE ACCOUNT”. <text:span text:style-name="T62">You will receive and email and once you click on the link in the email your account should be active. </text:span></text:p>
      <text:p text:style-name="P58"/>
      <text:p text:style-name="P59"><text:soft-page-break/><text:span text:style-name="T63">Next you should install the Heroku’s command line tools (CLI). Go to </text:span><text:a xlink:type="simple" xlink:href="https://devcenter.heroku.com/articles/heroku-cli" text:style-name="Internet_20_link" text:visited-style-name="Visited_20_Internet_20_Link">https://devcenter.heroku.com/articles/heroku-cli</text:a> <text:span text:style-name="T63">and follow the “Download and install” instructions. For Ubuntu I entered “sudo snap install --classic heroku” in a terminal. You can verify that Heroku was installed properly by typing “heroku -v” in a terminal. That should provide version information. </text:span></text:p>
      <text:p text:style-name="P59"/>
      <text:p text:style-name="P58">Type “heroku login” in a terminal. Open a browser by typing any key except “q” . Next you can login using the email and password you specified when you created the Heroku account. <text:span text:style-name="T64">After you are logged in you can close the tab on the browser. You should see a message in the terminal that you are logged in. </text:span></text:p>
      <text:p text:style-name="P58"/>
      <text:p text:style-name="P60">If you don’t already have a GitHub account you need to set one up. <text:span text:style-name="T65">To set one up go to </text:span><text:a xlink:type="simple" xlink:href="https://github.com/" text:style-name="Internet_20_link" text:visited-style-name="Visited_20_Internet_20_Link"><text:span text:style-name="T65">https://github.com</text:span></text:a><text:span text:style-name="T65"> and follow the instructions to create a free account. </text:span></text:p>
      <text:p text:style-name="P37"/>
      <text:p text:style-name="P37"/>
      <text:p text:style-name="P8">Set up a GitHub account <text:span text:style-name="T66">and creating a Git repository</text:span></text:p>
      <text:p text:style-name="P61">GitHub is a repository service that uses Git which is a version control system. If you haven’t used Git before it would be good to follow a tutorial to learn about some of the basics of how to use it. <text:span text:style-name="T67">We will create a local Git repository and then commit that to GitHub</text:span></text:p>
      <text:p text:style-name="P61"/>
      <text:p text:style-name="P63">To start using Git for version control you need to navigate in a terminal to the root project directory which is “terrapinServer-master” in our case. Run the command “git init” to initialize the Git repository. <text:span text:style-name="T67">Next enter the following commands (you can look at a tutorial to see what each command does):</text:span></text:p>
      <text:p text:style-name="P105">git add .</text:p>
      <text:p text:style-name="P105">git status</text:p>
      <text:p text:style-name="P105">git commit -m “Init commit”</text:p>
      <text:p text:style-name="P65"/>
      <text:p text:style-name="P66">If you get an error “Please tell me who you are” then run the two git config command noted in the message:</text:p>
      <text:p text:style-name="P106">git config --global user.email "you@example.com"</text:p>
      <text:p text:style-name="P106">git config --global user.name "Your Name"</text:p>
      <text:p text:style-name="P37"/>
      <text:p text:style-name="P62"><text:span text:style-name="T68">Once the local Git repository is ready we will need to set up a GitHub repository so the code can be accessed by Heroku. If you don’t already have a GitHub account you need to set one up. To set one up go to </text:span><text:a xlink:type="simple" xlink:href="https://github.com/" text:style-name="Internet_20_link" text:visited-style-name="Visited_20_Internet_20_Link"><text:span text:style-name="T68">https://github.com</text:span></text:a><text:span text:style-name="T68"> and follow the instructions to create a free account. </text:span></text:p>
      <text:p text:style-name="P62"/>
      <text:p text:style-name="P73">Once you log into your GitHub account you will need to create a new repository. <text:span text:style-name="T75">Log into GitHub and then create a new repository by clicking on the “+” icon in the upper right corner of the GitHub webpage. You need to give is a name and you can decide if you want the repository to be public or private. You can have GitHub create a Readme file which you can edit to provide more information about your project. When the form is filled in click the “Create repository” button. </text:span></text:p>
      <text:p text:style-name="P73"/>
      <text:p text:style-name="P74">The next step is to push the local Git repository to GitHub. To do that you need to copy the repository address and you can get that by clocking on the “Clone or download” button. <text:span text:style-name="T81">If the window that appears includes “Clone with SSH” then click on “Use HTTPS” to open the “Clone with HTTPS” window. C</text:span>opy the address in the text box. In my case the address is: https://github.com/nedhorning/test4Guide.git</text:p>
      <text:p text:style-name="P74"/>
      <text:p text:style-name="P74">Next, use the following two commands inserting the repository address you copied :</text:p>
      <text:p text:style-name="P74"><text:soft-page-break/>git remote add origin <text:span text:style-name="T33">addressFromAbove</text:span></text:p>
      <text:p text:style-name="P74">git push -<text:span text:style-name="T82">f</text:span> origin master</text:p>
      <text:p text:style-name="P37"/>
      <text:p text:style-name="P37"/>
      <text:p text:style-name="P37"><text:span text:style-name="T27">Set up a MongoDB </text:span><text:span text:style-name="T28">Atlas </text:span><text:span text:style-name="T27">server account </text:span></text:p>
      <text:p text:style-name="P72">Before you can deploy the software to Heroku (or another server) you need to set up a MongoDB database that Heroku can access. For this example I am using MongoDB Atlas which has a free optoin for lot volume use. </text:p>
      <text:p text:style-name="P67"/>
      <text:p text:style-name="P68"><text:span text:style-name="T69">To set up a MongoDB Atlas account go to the Atlas website (</text:span><text:a xlink:type="simple" xlink:href="https://www.mongodb.com/cloud/atlas" text:style-name="Internet_20_link" text:visited-style-name="Visited_20_Internet_20_Link">https://www.mongodb.com/cloud/atlas</text:a><text:span text:style-name="T69">) and click “Start free” and fill in the form to create an account. For the cloud provider you can select the Cloud Provider. I selected “AWS”. Then, you need to select a region. Make sure you select one that has “Free Tier Available” . I selected ”N. Virginia”. All other settings can be left at their default values. Click the “Create Cluster” button and after some time (a few minutes) the cluster will be set up. </text:span></text:p>
      <text:p text:style-name="P68"/>
      <text:p text:style-name="P69">To connect to a cluster you need to click on the “CONNECT” button on the “Clusters” page. That opens the “Connect to Cluster0 page. Click on the “Add a Different IP Address” button and then enter 0.0.0.0/0 into the “IP Address text box to whitelist all I<text:span text:style-name="T70">P</text:span>s. <text:span text:style-name="T70">Then, click the “Add IP Address” button. </text:span></text:p>
      <text:p text:style-name="P69"/>
      <text:p text:style-name="P87">Next you need to create a MongoDB User. Enter a username and password. <text:span text:style-name="T71">The last step is to connect to a database. <text:s/>Make sure MongoDB Compass is running then click on the “Choose a connection method” button and then click on “Connect with MongDB Compass”. Click on “I have MongoDB Compass” and check the version selection is ok. Then copy the host address portion of the connection string from the link displayed in the text box. That includes everything between the “@” sign and “/admin”. In my case that address is: “cluster0-rvcbb.mongodb.net”. </text:span></text:p>
      <text:p text:style-name="P87"/>
      <text:p text:style-name="P71">In MongoDB Compass click on “New Connection” and then “Fill in connection fields individually” to open the connection form. Paste the host address you just copied to the “Hostname” text box. Leave the port set to the default value of “27017” and click on the “SRV Record to move the toggle to the right. <text:span text:style-name="T74">For “Authentication” select “Username / Password” and then type in the username and password you entered when setting up the cluster (not your Atlas username and credentials. The other field(s) can be left as the default. Click “Connect”. There won’t be any data since none has been written to the database. </text:span></text:p>
      <text:p text:style-name="P37"/>
      <text:p text:style-name="P37"/>
      <text:p text:style-name="P7">Deploy code to Heroku server</text:p>
      <text:p text:style-name="P80">to deploy the software to Heroku we will use the <text:s/><text:span text:style-name="T63">CLI </text:span>tool installed above. Open Visual Studio Code and then in the terminal type: herok<text:span text:style-name="T83">u</text:span> create <text:span text:style-name="T30">uniqueNameForApp. </text:span><text:span text:style-name="T54">In my case I used “heroku create horning-test-app”.</text:span></text:p>
      <text:p text:style-name="P37"/>
      <text:p text:style-name="P81"><text:span text:style-name="T84">W</text:span>e will need to create <text:span text:style-name="T84">a MONGODB_URL</text:span> environmental variable on Heroku <text:span text:style-name="T84">for the </text:span>using the Heroku “config” command <text:span text:style-name="T84">using</text:span> a key:value pair. <text:span text:style-name="T84">First we need to get the MongoDB Atlas and create another connection. Log into your MongoDB Atlas account then go to the page to create a new connection using the “CONNECT” button. In the “Connect to Cluster0 window click on “Connect your application”. The “DRIVER” should be set to “Node.js” and the “VERSION” set to “3.6 or later”. Copy the text string in the text box for step “2”. You will need to edit that string to replace “&lt;password&gt;” with the password to the cluster that you created above so it might be easiest to past the text string into a text editor. You also need to replace “&lt;dbname&gt;” with a name for the database. If you want to use the same name as above that would be “tracker-data”.</text:span></text:p>
      <text:p text:style-name="P81"><text:soft-page-break/></text:p>
      <text:p text:style-name="P81">The syntax is: heroku config:set <text:span text:style-name="T30">key value.</text:span><text:span text:style-name="T51"> Th</text:span><text:span text:style-name="T55">is is </text:span><text:span text:style-name="T51">the command that need</text:span><text:span text:style-name="T55">s</text:span><text:span text:style-name="T51"> to be run </text:span><text:span text:style-name="T56">in the terminal</text:span><text:span text:style-name="T51">:</text:span></text:p>
      <text:p text:style-name="P23"><text:span text:style-name="T13">heroku config:set MONGODB_URL</text:span><text:span text:style-name="T19">=</text:span><text:span text:style-name="T36">yourMongodbConnectionString</text:span></text:p>
      <text:p text:style-name="P22"/>
      <text:p text:style-name="P25"><text:span text:style-name="T19">I</text:span><text:span text:style-name="T13">n my case the command is:</text:span></text:p>
      <text:p text:style-name="P24"><text:span text:style-name="T13">heroku config:set MONGODB_URL</text:span><text:span text:style-name="T19">=’</text:span><text:span text:style-name="T20">mongodb+srv://nedhorning:mypassword@cluster0-rvsbb.mongodb.net/tracker-data?retryWrites=true&amp;w=majority’</text:span></text:p>
      <text:p text:style-name="P22"/>
      <text:p text:style-name="P25"><text:span text:style-name="T19">N</text:span><text:span text:style-name="T13">ote, if you have special characters in the connection string URLyou will need to add quotes at the beginning and end of the connection string. For Mac or Linux use single quotes and on Windows use double-quotes. </text:span></text:p>
      <text:p text:style-name="P37"/>
      <text:p text:style-name="P82">To verify that the Heroku config worked type “heroku config” and verify the output is correct.</text:p>
      <text:p text:style-name="P82"/>
      <text:p text:style-name="P83">To push the code up to the Heroku server <text:span text:style-name="T85">from your GitHub repository </text:span>type the following in the terminal (it will take a while to run): </text:p>
      <text:p text:style-name="P83">git push heroku master</text:p>
      <text:p text:style-name="P83"/>
      <text:p text:style-name="P84">This is the same command you would run if you update your code. </text:p>
      <text:p text:style-name="P84"/>
      <text:p text:style-name="P85">The final step is to set the RPi Gateway so it sends data to the Heroku server. To do that we will edit the Application Server Integration as we did above in the section “Set up the Application Server to PUSH data to an endpoint (another server)”. The only change is that you need to set the <text:span text:style-name="T50">“Uplink data URL” line </text:span>to the Heroku URL. The Heroku URL is <text:a xlink:type="simple" xlink:href="https://yourAppName.herokuapp.com/data" text:style-name="Internet_20_link" text:visited-style-name="Visited_20_Internet_20_Link">https://</text:a><text:a xlink:type="simple" xlink:href="https://yourAppName.herokuapp.com/data" text:style-name="Internet_20_link" text:visited-style-name="Visited_20_Internet_20_Link"><text:span text:style-name="T30">yourAppName</text:span></text:a><text:a xlink:type="simple" xlink:href="https://yourAppName.herokuapp.com/data" text:style-name="Internet_20_link" text:visited-style-name="Visited_20_Internet_20_Link">.herokuapp.com/data</text:a>. <text:span text:style-name="T87">Another way to get the URL is to type “heroku info” in a terminal and you will see the “Web URL” listed there. </text:span></text:p>
      <text:p text:style-name="P86">In my case the URL is: “<text:span text:style-name="T86">https://</text:span>horning-test-app<text:span text:style-name="T86">.herokuapp.com/data”</text:span></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3-09T08:55:31.623946407</meta:creation-date>
    <dc:date>2020-07-10T09:59:09.413217944</dc:date>
    <dc:creator>Ned Horning</dc:creator>
    <meta:editing-duration>P1DT4H40M15S</meta:editing-duration>
    <meta:editing-cycles>164</meta:editing-cycles>
    <meta:generator>LibreOffice/6.0.7.3$Linux_X86_64 LibreOffice_project/00m0$Build-3</meta:generator>
    <meta:document-statistic meta:table-count="0" meta:image-count="0" meta:object-count="0" meta:page-count="11" meta:paragraph-count="192" meta:word-count="5182" meta:character-count="31629" meta:non-whitespace-character-count="26550"/>
  </office:meta>
</office:document-meta>
</file>